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paragraph-properties fo:text-align="start"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list-style-name="L3"/>
    <style:style style:name="P16" style:family="paragraph" style:parent-style-name="Text_20_body" style:list-style-name="L4"/>
    <style:style style:name="P17" style:family="paragraph" style:parent-style-name="Código">
      <style:text-properties fo:color="#008080" style:font-name="Monospace" fo:font-size="10pt" style:font-name-asian="Monospace" style:font-size-asian="10pt" style:font-name-complex="Monospace" style:font-size-complex="10pt"/>
    </style:style>
    <style:style style:name="P18" style:family="paragraph" style:parent-style-name="Text_20_body" style:list-style-name="L5"/>
    <style:style style:name="P19" style:family="paragraph" style:parent-style-name="Código">
      <style:paragraph-properties fo:text-align="start" style:justify-single-word="false"/>
    </style:style>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Código">
      <style:text-properties fo:color="#3f7f5f" style:font-name="Monospace" fo:font-size="10pt" style:font-name-asian="Monospace" style:font-size-asian="10pt" style:font-name-complex="Monospace" style:font-size-complex="10pt"/>
    </style:style>
    <style:style style:name="P24" style:family="paragraph" style:parent-style-name="Text_20_body" style:list-style-name="L9"/>
    <style:style style:name="P25" style:family="paragraph" style:parent-style-name="Text_20_body" style:list-style-name="L10"/>
    <style:style style:name="P26" style:family="paragraph" style:parent-style-name="Código">
      <style:text-properties fo:color="#000000" style:font-name="Monospace" fo:font-size="10pt" style:font-name-asian="Monospace" style:font-size-asian="10pt" style:font-name-complex="Monospace"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Código">
      <style:text-properties fo:color="#0000e1" style:font-name="Monospace" fo:font-size="10pt" style:font-name-asian="Monospace" style:font-size-asian="10pt" style:font-name-complex="Monospace" style:font-size-complex="10pt"/>
    </style:style>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0" style:family="paragraph" style:parent-style-name="Text_20_body">
      <style:paragraph-properties fo:text-align="end" style:justify-single-word="false"/>
    </style:style>
    <style:style style:name="P51" style:family="paragraph" style:parent-style-name="Text_20_body" style:list-style-name="L29"/>
    <style:style style:name="P52" style:family="paragraph" style:parent-style-name="Text_20_body" style:list-style-name="L30"/>
    <style:style style:name="P53"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4" style:family="paragraph" style:parent-style-name="Text_20_body" style:list-style-name="L31"/>
    <style:style style:name="P55" style:family="paragraph" style:parent-style-name="Text_20_body" style:list-style-name="L32"/>
    <style:style style:name="P56" style:family="paragraph" style:parent-style-name="Text_20_body" style:list-style-name="L33"/>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Código">
      <style:text-properties style:font-name="Monospace" fo:font-size="10pt" style:font-name-asian="Monospace" style:font-size-asian="10pt" style:font-name-complex="Monospace" style:font-size-complex="10pt"/>
    </style:style>
    <style:style style:name="P66" style:family="paragraph" style:parent-style-name="Text_20_body" style:list-style-name="L42"/>
    <style:style style:name="P67" style:family="paragraph" style:parent-style-name="Text_20_body" style:list-style-name="L43"/>
    <style:style style:name="P68" style:family="paragraph" style:parent-style-name="Text_20_body" style:list-style-name="L44"/>
    <style:style style:name="P69" style:family="paragraph" style:parent-style-name="Text_20_body" style:list-style-name="L45"/>
    <style:style style:name="P70" style:family="paragraph" style:parent-style-name="Text_20_body" style:list-style-name="L46"/>
    <style:style style:name="P71"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2" style:family="paragraph" style:parent-style-name="Text_20_body" style:list-style-name="L47"/>
    <style:style style:name="P73" style:family="paragraph" style:parent-style-name="Text_20_body" style:list-style-name="L48"/>
    <style:style style:name="P74" style:family="paragraph" style:parent-style-name="Text_20_body" style:list-style-name="L49"/>
    <style:style style:name="P75" style:family="paragraph" style:parent-style-name="Text_20_body" style:list-style-name="L50"/>
    <style:style style:name="P76" style:family="paragraph" style:parent-style-name="Text_20_body" style:list-style-name="L51"/>
    <style:style style:name="P77" style:family="paragraph" style:parent-style-name="Text_20_body" style:list-style-name="L52"/>
    <style:style style:name="P78" style:family="paragraph" style:parent-style-name="Text_20_body" style:list-style-name="L53"/>
    <style:style style:name="P79" style:family="paragraph" style:parent-style-name="Text_20_body" style:list-style-name="L54"/>
    <style:style style:name="P80" style:family="paragraph" style:parent-style-name="Text_20_body" style:list-style-name="L55"/>
    <style:style style:name="P81" style:family="paragraph" style:parent-style-name="Text_20_body" style:list-style-name="L56"/>
    <style:style style:name="P82" style:family="paragraph" style:parent-style-name="Text_20_body" style:list-style-name="L56">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text-properties fo:color="#7f0055" fo:font-weight="bold" style:font-weight-asian="bold" style:font-weight-complex="bold"/>
    </style:style>
    <style:style style:name="T27" style:family="text" style:parent-style-name="Resaltado">
      <style:text-properties fo:color="#0000ff"/>
    </style:style>
    <style:style style:name="T28" style:family="text">
      <style:text-properties fo:color="#bf5f3f"/>
    </style:style>
    <style:style style:name="T29" style:family="text" style:parent-style-name="Archivo_2f_Directorio">
      <style:text-properties fo:font-weight="bold" style:font-weight-asian="bold" style:font-weight-complex="bold"/>
    </style:style>
    <style:style style:name="T30"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1</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text:tab/>5</text:p>
          <text:p text:style-name="P6">1 Visión general<text:tab/>6</text:p>
          <text:p text:style-name="P7">1.1 Presentación<text:tab/>6</text:p>
          <text:p text:style-name="P7">1.2 Componente de negocio<text:tab/>6</text:p>
          <text:p text:style-name="P7">1.3 Controladores<text:tab/>6</text:p>
          <text:p text:style-name="P7">1.4 Aplicación<text:tab/>7</text:p>
          <text:p text:style-name="P7">1.5 Estructura de un proyecto<text:tab/>7</text:p>
          <text:p text:style-name="P7">1.6 Conclusión<text:tab/>8</text:p>
          <text:p text:style-name="P6">2 Mi primer proyecto OpenXava<text:tab/>9</text:p>
          <text:p text:style-name="P7">2.1 Crear un proyecto nuevo<text:tab/>9</text:p>
          <text:p text:style-name="P7">2.2 Configurar base de datos<text:tab/>9</text:p>
          <text:p text:style-name="P7">2.3 Nuestro primer componente<text:tab/>10</text:p>
          <text:p text:style-name="P7">2.4 La aplicación<text:tab/>11</text:p>
          <text:p text:style-name="P7">2.5 La tabla<text:tab/>12</text:p>
          <text:p text:style-name="P7">2.6 Ejecutar nuestra aplicación<text:tab/>13</text:p>
          <text:p text:style-name="P7">2.7 Automatizando las pruebas<text:tab/>13</text:p>
          <text:p text:style-name="P7">2.8 Las etiquetas<text:tab/>16</text:p>
          <text:p text:style-name="P7">2.9 Conclusión<text:tab/>16</text:p>
          <text:p text:style-name="P6">3 Modelo<text:tab/>17</text:p>
          <text:p text:style-name="P7">3.1 Implementación en Java<text:tab/>17</text:p>
          <text:p text:style-name="P7">3.2 Componente de negocio<text:tab/>17</text:p>
          <text:p text:style-name="P7">3.3 Entidad y agregados<text:tab/>18</text:p>
          <text:p text:style-name="P7">3.4 Entidad<text:tab/>18</text:p>
          <text:p text:style-name="P7">3.5 Bean (1)<text:tab/>20</text:p>
          <text:p text:style-name="P7">3.6 EJB (2)<text:tab/>22</text:p>
          <text:p text:style-name="P7">3.7 Implementa (3)<text:tab/>24</text:p>
          <text:p text:style-name="P7">3.8 Propiedad (4)<text:tab/>26</text:p>
          <text:p text:style-name="P8">3.8.1 Estereotipo<text:tab/>27</text:p>
          <text:p text:style-name="P8">3.8.2 Estereotipo GALERIA_IMAGENES (nuevo en v2.0)<text:tab/>28</text:p>
          <text:p text:style-name="P8">3.8.3 Valores posibles<text:tab/>29</text:p>
          <text:p text:style-name="P8">3.8.4 Calculador<text:tab/>30</text:p>
          <text:p text:style-name="P8">3.8.5 Calculador valor defecto<text:tab/>35</text:p>
          <text:p text:style-name="P8">3.8.6 Validador<text:tab/>35</text:p>
          <text:p text:style-name="P7">3.9 Referencia (5)<text:tab/>37</text:p>
          <text:p text:style-name="P8">3.9.1 Calculador valor por defecto para una referencia<text:tab/>39</text:p>
          <text:p text:style-name="P7">3.10 Colección (6)<text:tab/>40</text:p>
          <text:p text:style-name="P7">3.11 Método (7)<text:tab/>44</text:p>
          <text:p text:style-name="P7">3.12 Buscador (8)<text:tab/>48</text:p>
          <text:p text:style-name="P7">3.13 Calculador poscrear (9)<text:tab/>49</text:p>
          <text:p text:style-name="P7">3.14 Calculador posmodificar (11)<text:tab/>51</text:p>
          <text:p text:style-name="P7">3.15 Calculadores poscargar y preborrar (10, 12)<text:tab/>52</text:p>
          <text:p text:style-name="P7">3.16 Validador (13)<text:tab/>52</text:p>
          <text:p text:style-name="P7">3.17 Validador borrar (14)<text:tab/>54</text:p>
          <text:p text:style-name="P7">3.18 Agregado<text:tab/>55</text:p>
          <text:p text:style-name="P8">3.18.1 Referencia a agregado<text:tab/>56</text:p>
          <text:p text:style-name="P8">3.18.2 Colección de agregados<text:tab/>57</text:p>
          <text:p text:style-name="P6">4 Vista<text:tab/>59</text:p>
          <text:p text:style-name="P7">4.1 Disposición<text:tab/>60</text:p>
          <text:p text:style-name="P7">4.2 Vista propiedad<text:tab/>65</text:p>
          <text:p text:style-name="P8">4.2.1 Formato de etiqueta<text:tab/>65</text:p>
          <text:p text:style-name="P8">4.2.2 Evento de cambio de valor<text:tab/>66</text:p>
          <text:p text:style-name="P8">4.2.3 Acciones de la propiedad<text:tab/>66</text:p>
          <text:p text:style-name="P7">4.3 Vista referencia<text:tab/>67</text:p>
          <text:p text:style-name="P8">4.3.1 Escoger vista<text:tab/>69</text:p>
          <text:p text:style-name="P8">4.3.2 Personalizar el enmarcado<text:tab/>69</text:p>
          <text:p text:style-name="P8">4.3.3 Acción de búsqueda propia<text:tab/>70</text:p>
          <text:p text:style-name="P8">4.3.4 Acción de creación propia<text:tab/>71</text:p>
          <text:p text:style-name="P8">4.3.5 Lista descripciones (combos)<text:tab/>71</text:p>
          <text:p text:style-name="P7">4.4 Vista colección<text:tab/>74</text:p>
          <text:p text:style-name="P8">4.4.1 Acción de editar/ver detalle propia<text:tab/>76</text:p>
          <text:p text:style-name="P8">4.4.2 Acciones de lista propias<text:tab/>77</text:p>
          <text:p text:style-name="P8">4.4.3 Acciones de detalle propias<text:tab/>78</text:p>
          <text:p text:style-name="P7">4.5 Propiedad de vista<text:tab/>80</text:p>
          <text:p text:style-name="P7">4.6 Configuración de editores<text:tab/>81</text:p>
          <text:p text:style-name="P7">4.7 Editores para valores múltiples<text:tab/>84</text:p>
          <text:p text:style-name="P7">4.8 Editores personalizables y estereotipos para crear combos<text:tab/>86</text:p>
          <text:p text:style-name="P7">4.9 Vista sin modelo asociado<text:tab/>88</text:p>
          <text:p text:style-name="P6">5 Datos tabulares<text:tab/>91</text:p>
          <text:p text:style-name="P7">5.1 Propiedades iniciales y resaltar filas<text:tab/>92</text:p>
          <text:p text:style-name="P7">5.2 Filtros y condición base<text:tab/>93</text:p>
          <text:p text:style-name="P7">5.3 Select íntegro<text:tab/>96</text:p>
          <text:p text:style-name="P7">5.4 Orden por defecto<text:tab/>96</text:p>
          <text:p text:style-name="P6">6 Mapeo objeto/relacional<text:tab/>97</text:p>
          <text:p text:style-name="P7">6.1 Mapeo de entidad<text:tab/>97</text:p>
          <text:p text:style-name="P7">6.2 Mapeo propiedad<text:tab/>98</text:p>
          <text:p text:style-name="P7">6.3 Mapeo referencia<text:tab/>100</text:p>
          <text:p text:style-name="P7">6.4 Mapeo propiedad multiple<text:tab/>102</text:p>
          <text:p text:style-name="P7">6.5 Mapeo de referencias a agregados<text:tab/>105</text:p>
          <text:p text:style-name="P7">6.6 Mapeo de agregados usados en colecciones<text:tab/>106</text:p>
          <text:p text:style-name="P7">6.7 Conversores por defecto<text:tab/>108</text:p>
          <text:p text:style-name="P7">6.8 Filosofia del mapeo objeto-relacional<text:tab/>109</text:p>
          <text:p text:style-name="P6">7 Controladores<text:tab/>111</text:p>
          <text:p text:style-name="P7">7.1 Variables de entorno y objetos de sesión<text:tab/>111</text:p>
          <text:p text:style-name="P7">7.2 El controlador y sus acciones<text:tab/>112</text:p>
          <text:p text:style-name="P7">7.3 Herencia de controladores<text:tab/>116</text:p>
          <text:p text:style-name="P7">7.4 Acciones en modo lista<text:tab/>116</text:p>
          <text:p text:style-name="P7">7.5 Sobreescribir búsqueda por defecto<text:tab/>119</text:p>
          <text:p text:style-name="P7">7.6 Inicializando un módulo con una acción<text:tab/>121</text:p>
          <text:p text:style-name="P7">7.7 Llamar a otro módulo<text:tab/>122</text:p>
          <text:p text:style-name="P7">7.8 Cambiar el modelo de la vista actual<text:tab/>125</text:p>
          <text:p text:style-name="P7">7.9 Ir a una página JSP<text:tab/>125</text:p>
          <text:p text:style-name="P7">7.10 Generar un informe propio con JasperReports<text:tab/>126</text:p>
          <text:p text:style-name="P7">7.11 Cargar y procesar un fichero desde el cliente (formulario multipart) <text:tab/>128</text:p>
          <text:p text:style-name="P7">7.12 Todos los tipos de acciones<text:tab/>131</text:p>
          <text:p text:style-name="P6">8 Aplicación<text:tab/>133</text:p>
          <text:p text:style-name="P7">8.1 Un módulo típico<text:tab/>134</text:p>
          <text:p text:style-name="P7">8.2 Módulo con solo detalle<text:tab/>135</text:p>
          <text:p text:style-name="P7">8.3 Módulo con solo lista<text:tab/>135</text:p>
          <text:p text:style-name="P7">8.4 Módulo de documentación<text:tab/>135</text:p>
          <text:p text:style-name="P6">9 Aspectos<text:tab/>137</text:p>
          <text:p text:style-name="P7">9.1 Introducción a AOP<text:tab/>137</text:p>
          <text:p text:style-name="P7">9.2 Definición de aspectos<text:tab/>137</text:p>
          <text:p text:style-name="P7">9.3 AccessTracking: Una aplicación práctica de los aspectos<text:tab/>139</text:p>
          <text:p text:style-name="P8">9.3.1 La definición del aspecto<text:tab/>139</text:p>
          <text:p text:style-name="P8">9.3.2 Configurar AccessTracking<text:tab/>140</text:p>
          <text:p text:style-name="P6">10 Miscelánea<text:tab/>142</text:p>
          <text:p text:style-name="P7">10.1 Relaciones de muchos-a-muchos<text:tab/>142</text:p>
          <text:p text:style-name="P7">10.2 Programar con Hibernate<text:tab/>144</text:p>
          <text:p text:style-name="P7">10.3 Vistas JSP propias y taglibs de OpenXava<text:tab/>144</text:p>
          <text:p text:style-name="P8">10.3.1 Ejemplo<text:tab/>145</text:p>
          <text:p text:style-name="P8">10.3.2 xava:editor<text:tab/>145</text:p>
          <text:p text:style-name="P8">10.3.3 xava:action, xava:link, xava:image, xava:button<text:tab/>146</text:p>
        </text:index-body>
      </text:table-of-content>
      <text:p text:style-name="P4"/>
      <text:p text:style-name="P9"/>
      <text:h text:style-name="P10" text:outline-level="1"><draw:frame draw:style-name="fr1" draw:name="Imagen37" text:anchor-type="paragraph" svg:x="0.053cm" svg:y="0.049cm" svg:width="16.999cm" svg:height="1.485cm" draw:z-index="18"><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text:h>
      <text:list text:style-name="L2">
        <text:list-item>
          <text:p text:style-name="P13">Capa del model ahora es generado en formato POJO (Plain Old Java Object, Clases de Java Convencionales).</text:p>
        </text:list-item>
        <text:list-item>
          <text:p text:style-name="P13">La persistencia es manejada por Hibernate, esto permite desplegar las aplicaciones OpenXava en un simple Tomcat (or cualquier otro servidor de servlets que deseemos).</text:p>
        </text:list-item>
        <text:list-item>
          <text:p text:style-name="P13">Estereotype GALERIA_IMAGENES: Sección 3.8.2, página 28</text:p>
        </text:list-item>
        <text:list-item>
          <text:p text:style-name="P13">Añadido <text:span text:style-name="Código">IModelCalculator</text:span> , como alternativa mejor a <text:span text:style-name="Código">IEntityCalculator</text:span>: Sección 3.8.4, página 32</text:p>
        </text:list-item>
        <text:list-item>
          <text:p text:style-name="P13">Las secciónes anidadas están soportadas en las vistas: Sección 4.1, page 64</text:p>
        </text:list-item>
        <text:list-item>
          <text:p text:style-name="P13">Es posible acceder a variables de entorno desde un filtro: Sección 5.2, página 95</text:p>
        </text:list-item>
        <text:list-item>
          <text:p text:style-name="P13"><text:span text:style-name="Código">tipo-cmp</text:span> disponible para usar en mapeo de referencias: Sección 6.3, page 102</text:p>
        </text:list-item>
        <text:list-item>
          <text:p text:style-name="P13">Es posible ocultar y mostrar acciones en la Interfaz de Usuario: Sección 7.12, página 131</text:p>
        </text:list-item>
        <text:list-item>
          <text:p text:style-name="P13">Nuevo capítulo 10 Miscelanea: con explicaciones sobre relaciones muchos-a-muchos, uso de Hibernate dentro de OpenXava, vista personalizadas con JSP y la taglibs de OpenXava.</text:p>
        </text:list-item>
      </text:list>
      <text:p text:style-name="P14"/>
      <text:h text:style-name="P10"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5">La estructura de datos.</text:p>
        </text:list-item>
        <text:list-item>
          <text:p text:style-name="P15">Las validaciones, cálculos y en general toda la lógica de negocio asociada a ese concepto.</text:p>
        </text:list-item>
        <text:list-item>
          <text:p text:style-name="P15">Las posibles vista, esto es, la configuración de todos las posibles interfaces gráficas para este componente.</text:p>
        </text:list-item>
        <text:list-item>
          <text:p text:style-name="P15">Se define las posibilidades para la presentación tabular de los datos. Esto se usa para el modo lista (consultar y navegar por los datos), los listados, exportación a excel, etc.</text:p>
        </text:list-item>
        <text:list-item>
          <text:p text:style-name="P15">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4">
        <text:list-item>
          <text:p text:style-name="P16"><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6"><text:span text:style-name="Código">src[carpeta fuente]</text:span>: contiene el código fuente Java escrito por nosotros.</text:p>
        </text:list-item>
        <text:list-item>
          <text:p text:style-name="P16"><text:span text:style-name="Código">components</text:span>: Los archivos XML con las definiciones de nuestros componentes de negocio.</text:p>
        </text:list-item>
        <text:list-item>
          <text:p text:style-name="P16"><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6"><text:span text:style-name="Código">i18n</text:span>: Archivos de recursos con las etiquetas y mensajes en varios idiomas.</text:p>
        </text:list-item>
        <text:list-item>
          <text:p text:style-name="P16"><text:span text:style-name="Código">gen-src</text:span><text:span text:style-name="Código"><text:span text:style-name="Código">[carpeta fuente]</text:span></text:span>: Código generado por XDoclet. Solo necesario si usamos EJB.</text:p>
        </text:list-item>
        <text:list-item>
          <text:p text:style-name="P16"><text:span text:style-name="Código">gen-src-xava</text:span><text:span text:style-name="Código"><text:span text:style-name="Código">[carpeta fuente]</text:span></text:span>: Código generador por OpenXava.</text:p>
        </text:list-item>
        <text:list-item>
          <text:p text:style-name="P16"><text:span text:style-name="Código">properties</text:span><text:span text:style-name="Código"><text:span text:style-name="Código">[carpeta fuente]</text:span></text:span>: Archivos de propiedades para configurar nuestro aplicación.</text:p>
        </text:list-item>
        <text:list-item>
          <text:p text:style-name="P16"><text:span text:style-name="Código">build</text:span>: Archivos XML necesarios en una aplicación J2EE, algunos son generados y otros pueden ser editados manualmente.</text:p>
        </text:list-item>
        <text:list-item>
          <text:p text:style-name="P16"><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6"><text:span text:style-name="Código">data</text:span>: Útil para guardar los scripts para crear las tablas de nuestra aplicación, si aplicara.</text:p>
        </text:list-item>
        <text:list-item>
          <text:p text:style-name="P16"><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file:../data/<text:span text:style-name="Resaltado">migestion-db</text:span>"/&gt;</text:p>
      <text:p text:style-name="Text_20_body">Lo importante aquí es el nombre JNDI, que es a lo único que se hace referencia desde OpenXava, en este caso <text:span text:style-name="Código">MiGestionDS</text:span>, también hemos de escoger un nombre de base de datos, aquí <text:span text:style-name="Código">migestion-db</text:span>, que referencia al archivo físico en donde están los datos (en realidad un script SQL).</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7">/&gt;</text:p>
      <text:p text:style-name="Text_20_body">Este es su significado:</text:p>
      <text:list text:style-name="L5">
        <text:list-item>
          <text:p text:style-name="P18"><text:span text:style-name="Código">nombre:</text:span> Es el nombre de la propiedad en el código Java generado y también sirve como identificador de esta propiedad dentro de los archivos OpenXava.</text:p>
        </text:list-item>
        <text:list-item>
          <text:p text:style-name="P18"><text:span text:style-name="Código">clave:</text:span> Indica si esta propiedad forma parte de la clave. La clave identifica a cada objeto de forma única y normalmente coincide con la clave en la tabla de base de datos.</text:p>
        </text:list-item>
        <text:list-item>
          <text:p text:style-name="P18"><text:span text:style-name="Código">longitud:</text:span> Longitud de los datos visualizados. Es opcional, pero suele ser útil para hacer mejores interfaces gráficos.</text:p>
        </text:list-item>
        <text:list-item>
          <text:p text:style-name="P18"><text:span text:style-name="Código">requerido:</text:span> Indica si hay que validar la existencia de información en esta propiedad antes de crear o modificar.</text:p>
        </text:list-item>
        <text:list-item>
          <text:p text:style-name="P18"><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p text:style-name="Text_20_body">Hemos de crear el archivo <text:span text:style-name="Archivo_2f_Directorio">migestion-db.script</text:span> dentro de la carpeta <text:span text:style-name="Archivo_2f_Directorio">data</text:span> del Tomcat, y poner:</text:p>
      <text:p text:style-name="Código">CREATE SCHEMA PUBLIC AUTHORIZATION DBA</text:p>
      <text:p text:style-name="Código">CREATE MEMORY TABLE GESTION_ALMACENES(ZONA INTEGER,CODIGO INTEGER,NOMBRE VARCHAR(40), PRIMARY KEY(ZONA,CODIGO))</text:p>
      <text:p text:style-name="Código">CREATE USER SA PASSWORD ""</text:p>
      <text:p text:style-name="Código">GRANT DBA TO SA</text:p>
      <text:p text:style-name="Código">SET WRITE_DELAY 20</text:p>
      <text:p text:style-name="Text_20_body">También tenemos que crear el archivo <text:span text:style-name="Archivo_2f_Directorio">migestion-db.properties</text:span> dentro de la carpeta <text:span text:style-name="Archivo_2f_Directorio">data </text:span>del<text:span text:style-name="Archivo_2f_Directorio"> </text:span>Tomcat, con este contenido:</text:p>
      <text:p text:style-name="P19">#HSQL Database Engine</text:p>
      <text:p text:style-name="P19">hsqldb.script_format=0</text:p>
      <text:p text:style-name="P19">runtime.gc_interval=0</text:p>
      <text:p text:style-name="P19">sql.enforce_strict_size=false</text:p>
      <text:p text:style-name="P19">hsqldb.cache_size_scale=8</text:p>
      <text:p text:style-name="P19">readonly=false</text:p>
      <text:p text:style-name="P19">hsqldb.nio_data_file=true</text:p>
      <text:p text:style-name="P19">hsqldb.cache_scale=14</text:p>
      <text:p text:style-name="P19">version=1.8.0</text:p>
      <text:p text:style-name="P19">hsqldb.default_table_type=memory</text:p>
      <text:p text:style-name="P19">hsqldb.cache_file_scale=1</text:p>
      <text:p text:style-name="P19">hsqldb.log_size=200</text:p>
      <text:p text:style-name="P19">modified=yes</text:p>
      <text:p text:style-name="P19">hsqldb.cache_version=1.7.0</text:p>
      <text:p text:style-name="P19">hsqldb.original_version=1.8.0</text:p>
      <text:p text:style-name="P19">hsqldb.compatible_version=1.8.0</text:p>
      <text:p text:style-name="Text_20_body">Arrancamos el Tomcat y ya está todo listo.</text:p>
      <text:h text:style-name="Heading_20_2" text:outline-level="2">Ejecutar nuestra aplicación</text:h>
      <text:p text:style-name="Text_20_body">Después de nuestro duro trabajo tenemos derecho a ver el fruto de nuestro sudor, así que allá vamos:</text:p>
      <text:list text:style-name="L6">
        <text:list-item>
          <text:p text:style-name="P20">Ejecutamos la tarea ant <text:span text:style-name="Punto_20_de_20_menú">desplegarWar</text:span>.</text:p>
        </text:list-item>
        <text:list-item>
          <text:p text:style-name="P20">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7">
        <text:list-item>
          <text:p text:style-name="P21">Ejecutamos la tarea ant <text:span text:style-name="Punto_20_de_20_menú">deplegarPortlets</text:span>.</text:p>
        </text:list-item>
        <text:list-item>
          <text:p text:style-name="P21">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8">
        <text:list-item>
          <text:p text:style-name="P22">Constructor: En el constructor indicamos el nombre de la aplicación y el nombre del módulo.</text:p>
        </text:list-item>
        <text:list-item>
          <text:p text:style-name="P22"><text:span text:style-name="Código">execute</text:span>: Permite simular la pulsación de un botón o vínculo. Como argumento se envía el nombre de la acción; los nombres de las acciones los podemos ver en <text:span text:style-name="Archivo_2f_Directorio">OpenXava/xava/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2"><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2"><text:span text:style-name="Código">assertNoErrors</text:span>: Comprueba que no se hayan producido errores. En la interfaz gráfica los errores son mensajes en color rojo, que son añadidos por la lógica de la aplicación.</text:p>
        </text:list-item>
        <text:list-item>
          <text:p text:style-name="P22"><text:span text:style-name="Código">assertValue</text:span>: Comprueba que el valor contenido en un elemento del formulario es el indicado.</text:p>
        </text:list-item>
        <text:list-item>
          <text:p text:style-name="P22"><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3">#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Para saber más sobre como definir las etiquetas de nuestros elementos OpenXava podemos echar un vistazo a los archivos de <text:span text:style-name="Archivo_2f_Directorio">OpenXavaTest/xava/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9">
        <text:list-item>
          <text:p text:style-name="P24">Clases de Java convencionales (los famosos POJOs) para el modelo usando Hibernate para la persistencia.</text:p>
        </text:list-item>
        <text:list-item>
          <text:p text:style-name="P24">Los clásicos EntityBeans de EJB2 para el modelo y la persistencia.</text:p>
        </text:list-item>
        <text:list-item>
          <text:p text:style-name="P24">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1">&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1">&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1">&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1">&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2"><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0">
        <text:list-item>
          <text:p text:style-name="P25"><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25"><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25"><text:span text:style-name="Código">implementa</text:span> (varios, opcional): Para que el código generado implemente una o varias interfaces Java cualquiera.</text:p>
        </text:list-item>
        <text:list-item>
          <text:p text:style-name="P25"><text:span text:style-name="Código">propiedad</text:span> (varias, opcional): Las propiedades representan propiedades Java (con su <text:span text:style-name="T2">setter</text:span> y <text:span text:style-name="T2">getter</text:span>) en el código generado.</text:p>
        </text:list-item>
        <text:list-item>
          <text:p text:style-name="P25"><text:span text:style-name="Código">referencia</text:span> (varias, opcional): Referencias a otros modelos, podemos referenciar a la entidad de otro componente o a un agregado del nuestro.</text:p>
        </text:list-item>
        <text:list-item>
          <text:p text:style-name="P25"><text:span text:style-name="Código">coleccion</text:span> (varias, opcional): Colecciones de referencias, en el código generado se convierten en una propiedad que devuelve un <text:span text:style-name="Código">java.util.Collection</text:span>.</text:p>
        </text:list-item>
        <text:list-item>
          <text:p text:style-name="P25"><text:span text:style-name="Código">metodo</text:span> (varios, opcional): Para crear un método en el código generado, en este caso la lógica del método estará contenida en un calculador (<text:span text:style-name="Código">Icalculator</text:span>).</text:p>
        </text:list-item>
        <text:list-item>
          <text:p text:style-name="P25"><text:span text:style-name="Código">buscador</text:span> (varios, opcional): Usado para crear métodos de búsqueda, en el caso de EJB genera un <text:span text:style-name="T2">finder</text:span>.</text:p>
        </text:list-item>
        <text:list-item>
          <text:p text:style-name="P25"><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5"><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5"><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5"><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5"><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5"><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3">clase</text:span><text:span text:style-name="T22">=</text:span><text:span text:style-name="T24">"org.openxava.test.modelo.Familia"</text:span><text:span text:style-name="T17">/&gt;</text:span></text:p>
      <text:p text:style-name="P26"><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7"><text:tab/>...</text:p>
      <text:p text:style-name="Código"><text:span text:style-name="T12"><text:tab/></text:span><text:span text:style-name="T9">&lt;</text:span><text:span text:style-name="T10">session-factory</text:span><text:span text:style-name="T9">&gt;</text:span></text:p>
      <text:p text:style-name="P28"><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6"><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1">
        <text:list-header>
          <text:p text:style-name="P29">* @ejb:bean name="Familia" type="CMP" view-type="remote"</text:p>
          <text:p text:style-name="P29">*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2">
        <text:list-item>
          <text:p text:style-name="P30">La clase ha de descender de <text:span text:style-name="Código">org.openxava.ejbx.EJBReplicableBase</text:span></text:p>
        </text:list-item>
        <text:list-item>
          <text:p text:style-name="P30">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6"><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Código"><text:span text:style-name="T12"><text:tab/></text:span><text:span text:style-name="T11">requerido</text:span><text:span text:style-name="T12">=</text:span><text:span text:style-name="T13">"true|false"<text:tab/><text:tab/><text:tab/> </text:span><text:span text:style-name="T12">(6)</text:span></text:p>
      <text:p text:style-name="Código"><text:span text:style-name="T12"><text:tab/></text:span><text:span text:style-name="T11">clave</text:span><text:span text:style-name="T12">=</text:span><text:span text:style-name="T13">"true|false"<text:tab/><text:tab/><text:tab/><text:tab/> </text:span><text:span text:style-name="T12">(7)</text:span></text:p>
      <text:p text:style-name="Código"><text:span text:style-name="T12"><text:tab/></text:span><text:span text:style-name="T11">oculta</text:span><text:span text:style-name="T12">=</text:span><text:span text:style-name="T13">"true|false"<text:tab/><text:tab/><text:tab/><text:tab/> </text:span><text:span text:style-name="T12">(8)</text:span></text:p>
      <text:p text:style-name="P28">&gt;</text:p>
      <text:p text:style-name="Código"><text:span text:style-name="T9"><text:tab/>&lt;</text:span><text:span text:style-name="T10">valores-posibles </text:span><text:span text:style-name="T12">...</text:span><text:span text:style-name="T9">/&gt;</text:span><text:span text:style-name="T12"><text:tab/><text:tab/><text:tab/> (9)</text:span></text:p>
      <text:p text:style-name="Código"><text:span text:style-name="T12"><text:tab/></text:span><text:span text:style-name="T9">&lt;</text:span><text:span text:style-name="T10">calculador </text:span><text:span text:style-name="T12">...</text:span><text:span text:style-name="T9">/&gt;</text:span><text:span text:style-name="T12"><text:tab/><text:tab/><text:tab/><text:tab/>(10)</text:span></text:p>
      <text:p text:style-name="Código"><text:span text:style-name="T12"><text:tab/></text:span><text:span text:style-name="T9">&lt;</text:span><text:span text:style-name="T10">calculador-valor-defecto </text:span><text:span text:style-name="T12">...</text:span><text:span text:style-name="T9">/&gt;</text:span><text:span text:style-name="T12"><text:tab/><text:tab/>(11)</text:span></text:p>
      <text:p text:style-name="Código"><text:span text:style-name="T12"><text:tab/></text:span><text:span text:style-name="T9">&lt;</text:span><text:span text:style-name="T10">validador </text:span><text:span text:style-name="T12">...</text:span><text:span text:style-name="T9">/&gt;</text:span><text:span text:style-name="T12"> ....<text:tab/><text:tab/><text:tab/>(12)</text:span></text:p>
      <text:p text:style-name="Código"><text:span text:style-name="T17">&lt;/</text:span><text:span text:style-name="T18">propiedad</text:span><text:span text:style-name="T17">&gt;</text:span></text:p>
      <text:list text:style-name="L13">
        <text:list-item>
          <text:p text:style-name="P31"><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1"><text:span text:style-name="Código">etiqueta</text:span> (opcional): Etiqueta que se mostrará al usuario final. Es <text:span text:style-name="T3">mucho mejor</text:span> usar los archivos <text:span text:style-name="Archivo_2f_Directorio">i18n</text:span>.</text:p>
        </text:list-item>
        <text:list-item>
          <text:p text:style-name="P31"><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1"><text:span text:style-name="Código">estereotipo</text:span> (opcional): Permite especificar un comportamiento especial para cierta propiedades.</text:p>
        </text:list-item>
        <text:list-item>
          <text:p text:style-name="P31"><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1"><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1"><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1"><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1"><text:span text:style-name="Código">valores-posibles</text:span> (uno, opcional): Para indicar que la propiedad en cuestión solo puede tener un conjunto de valore fijos.</text:p>
        </text:list-item>
        <text:list-item>
          <text:p text:style-name="P31"><text:span text:style-name="Código">calculador</text:span> (uno, opcional): Para implementar la lógica de una propiedad calculada. Una propiedad calculada solo tiene <text:span text:style-name="T2">getter</text:span> y no se almacena en la base de datos.</text:p>
        </text:list-item>
        <text:list-item>
          <text:p text:style-name="P31"><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1"><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4">
        <text:list-item>
          <text:p text:style-name="P32">DINERO, MONEY</text:p>
        </text:list-item>
        <text:list-item>
          <text:p text:style-name="P32">FOTO, PHOTO, IMAGEN, IMAGE</text:p>
        </text:list-item>
        <text:list-item>
          <text:p text:style-name="P32">TEXTO_GRANDE, MEMO, TEXT_AREA</text:p>
        </text:list-item>
        <text:list-item>
          <text:p text:style-name="P32">ETIQUETA, LABEL</text:p>
        </text:list-item>
        <text:list-item>
          <text:p text:style-name="P32">ETIQUETA_NEGRITA, BOLD_LABEL</text:p>
        </text:list-item>
        <text:list-item>
          <text:p text:style-name="P32">HORA, TIME</text:p>
        </text:list-item>
      </text:list>
      <text:list text:style-name="L15">
        <text:list-item>
          <text:p text:style-name="P33">FECHAHORA, DATETIME</text:p>
        </text:list-item>
        <text:list-item>
          <text:p text:style-name="P33">GALERIA_IMAGENES, IMAGES_GALLERY (instrucciones en 3.8.2) <text:span text:style-name="T2">nuevo en v2.0</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4"><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4"><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2"> </text:span></text:p>
      <text:p text:style-name="Text_20_body">Ahora podemos definir propiedades con estereotipo NOMBRE_PERSONA:</text:p>
      <text:p text:style-name="P34"><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4">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4">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4">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28"><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28"><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4">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2"><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2"><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6">
        <text:list-item>
          <text:p text:style-name="P35"><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35"><text:span text:style-name="Código">Object valor</text:span>: El valor a validar.</text:p>
        </text:list-item>
        <text:list-item>
          <text:p text:style-name="P35"><text:span text:style-name="Código">String nombreObjeto</text:span>: Nombre del objeto al que pertenece la propiedad a validar. Útil para usarlo en los mensajes de error.</text:p>
        </text:list-item>
        <text:list-item>
          <text:p text:style-name="P35"><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17">
        <text:list-item>
          <text:p text:style-name="P36"><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36"><text:span text:style-name="Código">etiqueta</text:span> (opcional): Etiqueta que se mostrará al usuario final. Es <text:span text:style-name="T3">mucho mejor</text:span> usar los archivos i18n.</text:p>
        </text:list-item>
        <text:list-item>
          <text:p text:style-name="P36"><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36"><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36"><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36"><text:span text:style-name="Código">cometido-destino</text:span> (opcional): Usado solo en referencia dentro de colecciones. Ver más adelante.</text:p>
        </text:list-item>
        <text:list-item>
          <text:p text:style-name="P36"><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3">nombre</text:span><text:span text:style-name="T22">=</text:span><text:span text:style-name="T24">"comercialAlternativo" </text:span><text:span text:style-name="T23">model</text:span><text:span text:style-name="T22">=</text:span><text:span text:style-name="T24">"Comercial"</text:span><text:span text:style-name="T17">/&gt;</text:span><text:span text:style-name="T22"><text:tab/>(3)</text:span></text:p>
      <text:list text:style-name="L18">
        <text:list-item>
          <text:p text:style-name="P37">Una referencia a un agregado llamado <text:span text:style-name="Código">Direccion</text:span>, el nombre de la referencia será <text:span text:style-name="Código">direccion</text:span>.</text:p>
        </text:list-item>
        <text:list-item>
          <text:p text:style-name="P37">Una referencia a la entidad del componente <text:span text:style-name="Código">Comercial</text:span>. Se deduce el modelo a partir del nombre.</text:p>
        </text:list-item>
        <text:list-item>
          <text:p text:style-name="P37">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28">&gt;</text:p>
      <text:p text:style-name="Código"><text:span text:style-name="T9"><text:tab/>&lt;</text:span><text:span text:style-name="T10">referencia </text:span><text:span text:style-name="T12">... </text:span><text:span text:style-name="T9">/&gt;</text:span><text:span text:style-name="T12"><text:tab/><text:tab/><text:tab/>(4)</text:span></text:p>
      <text:p text:style-name="Código"><text:span text:style-name="T12"><text:tab/></text:span><text:span text:style-name="T9">&lt;</text:span><text:span text:style-name="T10">condicion </text:span><text:span text:style-name="T12">... </text:span><text:span text:style-name="T9">/&gt;</text:span><text:span text:style-name="T12"><text:tab/><text:tab/><text:tab/>(5)</text:span></text:p>
      <text:p text:style-name="Código"><text:span text:style-name="T12"><text:tab/></text:span><text:span text:style-name="T9">&lt;</text:span><text:span text:style-name="T10">orden </text:span><text:span text:style-name="T12">... </text:span><text:span text:style-name="T9">/&gt;</text:span><text:span text:style-name="T12"><text:tab/><text:tab/><text:tab/>(6)</text:span></text:p>
      <text:p text:style-name="Código"><text:span text:style-name="T12"><text:tab/></text:span><text:span text:style-name="T9">&lt;</text:span><text:span text:style-name="T10">calculador </text:span><text:span text:style-name="T12">... </text:span><text:span text:style-name="T9">/&gt;</text:span><text:span text:style-name="T12"><text:tab/><text:tab/><text:tab/>(7)<text:tab/></text:span></text:p>
      <text:p text:style-name="Código"><text:span text:style-name="T12"><text:tab/></text:span><text:span text:style-name="T9">&lt;</text:span><text:span text:style-name="T10">calculador-posborrar </text:span><text:span text:style-name="T12">... </text:span><text:span text:style-name="T9">/&gt;</text:span><text:span text:style-name="T12"><text:tab/>(8)</text:span></text:p>
      <text:p text:style-name="Código"><text:span text:style-name="T17">&lt;/</text:span><text:span text:style-name="T18">coleccion</text:span><text:span text:style-name="T17">&gt;</text:span></text:p>
      <text:list text:style-name="L19">
        <text:list-item>
          <text:p text:style-name="P38"><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38"><text:span text:style-name="Código">etiqueta</text:span> (opcional): Etiqueta que se mostrará al usuario final. Es <text:span text:style-name="T3">mucho mejor</text:span> usar los archivos <text:span text:style-name="Archivo_2f_Directorio">i18n</text:span>.</text:p>
        </text:list-item>
        <text:list-item>
          <text:p text:style-name="P38"><text:span text:style-name="Código">minimo</text:span> (opcional): Indica el número mínimo de elementos esperados. Esto se valida antes de grabar.</text:p>
        </text:list-item>
        <text:list-item>
          <text:p text:style-name="P38"><text:span text:style-name="Código">referencia</text:span> (obligada): Con la sintaxis vista en el subtema anterior.</text:p>
        </text:list-item>
        <text:list-item>
          <text:p text:style-name="P38"><text:span text:style-name="Código">condicion</text:span> (opcional): Para restringir los elementos que aparecen en la colección.</text:p>
        </text:list-item>
        <text:list-item>
          <text:p text:style-name="P38"><text:span text:style-name="Código">orden</text:span> (opcional): Para que los elementos de la colección aparezcan en un determinado orden.</text:p>
        </text:list-item>
        <text:list-item>
          <text:p text:style-name="P38"><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38"><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0">
        <text:list-item>
          <text:p text:style-name="P39">La restricción de <text:span text:style-name="Código">minimo=”1”</text:span> hace que sea obligado que haya al menos una línea para que la factura sea válida.</text:p>
        </text:list-item>
        <text:list-item>
          <text:p text:style-name="P39">Con <text:span text:style-name="Código">orden</text:span> obligamos a que las <text:span text:style-name="Código">lineas</text:span> se devuelvan ordenadas por <text:span text:style-name="Código">tipoServicio</text:span>.</text:p>
        </text:list-item>
        <text:list-item>
          <text:p text:style-name="P39">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1">&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1">&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28">&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1">
        <text:list-item>
          <text:p text:style-name="P40"><text:span text:style-name="Código">nombre</text:span> (obligado): Es el nombre que tendrá el método en Java, por lo tanto ha de seguir la normativa para miembros Java, entre ellas empezar por minúscula.</text:p>
        </text:list-item>
        <text:list-item>
          <text:p text:style-name="P40"><text:span text:style-name="Código">tipo</text:span> (opcional, por defecto <text:span text:style-name="Código">void</text:span>): Corresponde a un tipo Java. Todos los tipos válidos como tipo de retorno de un método en Java son válidos aquí.</text:p>
        </text:list-item>
        <text:list-item>
          <text:p text:style-name="P40"><text:span text:style-name="Código">argumentos</text:span> (opcional): Lista de argumentos del método en formato Java.</text:p>
        </text:list-item>
        <text:list-item>
          <text:p text:style-name="P40"><text:span text:style-name="Código">excepciones</text:span> (opcional): Lista de excepciones que puede lanzar el método en formato Java.</text:p>
        </text:list-item>
        <text:list-item>
          <text:p text:style-name="P40"><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2">
        <text:list-item>
          <text:p text:style-name="P41">Un calculador para un método tiene autoridad moral para cambiar el estado del objeto.</text:p>
        </text:list-item>
        <text:list-item>
          <text:p text:style-name="P41">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28">&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2"/>
      <text:list text:style-name="L23">
        <text:list-item>
          <text:p text:style-name="P43"><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3"><text:span text:style-name="Código">argumentos</text:span> (obligado): Lista de argumentos del método en formato Java. Lo más aconsejable es usar tipos de datos simples.</text:p>
        </text:list-item>
        <text:list-item>
          <text:p text:style-name="P43"><text:span text:style-name="Código">coleccion</text:span> (opcional, por defecto <text:span text:style-name="Código">false</text:span>): Indica si el resultado va a ser un solo objeto o una colección.</text:p>
        </text:list-item>
        <text:list-item>
          <text:p text:style-name="P43"><text:span text:style-name="Código">condicion</text:span> (opcional): Una condición con sintaxis SQL/EJBQL en la que podemos usar los nombres de las propiedades entre <text:span text:style-name="Código">${}</text:span>.</text:p>
        </text:list-item>
        <text:list-item>
          <text:p text:style-name="P43"><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3">nombre</text:span><text:span text:style-name="T22">=</text:span><text:span text:style-name="T24">"todos" </text:span><text:span text:style-name="T23">argumentos</text:span><text:span text:style-name="T22">=</text:span><text:span text:style-name="T24">"" </text:span><text:span text:style-name="T23">coleccion</text:span><text:span text:style-name="T22">=</text:span><text:span text:style-name="T24">"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4">
        <text:list-item>
          <text:p text:style-name="P44"><text:span text:style-name="Código">clase</text:span> (obligado): Clase del calculador. Un calculador que implemente <text:span text:style-name="Código">ICalculator</text:span> u alguno de sus derivados.</text:p>
        </text:list-item>
        <text:list-item>
          <text:p text:style-name="P44"><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4" text:continue-numbering="true">
        <text:list-item>
          <text:p text:style-name="P44"><text:span text:style-name="Código">clase</text:span> (obligado): Clase del calculador. Un calculador que implemente <text:span text:style-name="Código">ICalculator</text:span> u alguno de sus derivados.</text:p>
        </text:list-item>
        <text:list-item>
          <text:p text:style-name="P44"><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28">&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5">
        <text:list-item>
          <text:p text:style-name="P45"><text:span text:style-name="Código">clase</text:span> (opcional, obligada si no se especifica nombre): Clase que implementa la validación. Ha de ser del tipo <text:span text:style-name="Código">IValidator</text:span>.</text:p>
        </text:list-item>
        <text:list-item>
          <text:p text:style-name="P45"><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5"><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45"><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2"><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28">&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26">
        <text:list-item>
          <text:p text:style-name="P46"><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46"><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6"><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3">clase</text:span><text:span text:style-name="T22">=</text:span><text:span text:style-name="T24">"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2"><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2"><text:tab/></text:span></text:p>
      <text:list text:style-name="L27">
        <text:list-item>
          <text:p text:style-name="P47"><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47"><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47"><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34"><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2"><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28">&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28">
        <text:list-item>
          <text:p text:style-name="P48"><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48"><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48"><text:span text:style-name="Código">modelo</text:span> (opcional): Si es una vista de un agregado de este componente se pone aquí el nombre del agregado. Si no se pone nada se supone que es una vista de la entidad.</text:p>
        </text:list-item>
        <text:list-item>
          <text:p text:style-name="P48"><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48"><text:span text:style-name="Código">propiedad</text:span> (varios, opcional): Permite definir propiedades de la vista, es decir, información que se puede visualizar de cara al usuario y tratar programáticamente, pero no forma parte del modelo.</text:p>
        </text:list-item>
        <text:list-item>
          <text:p text:style-name="P48"><text:span text:style-name="Código">vista-propiedad</text:span> (varias, opcional): Para definir la forma en que queremos que se visualice cierta propiedad.</text:p>
        </text:list-item>
        <text:list-item>
          <text:p text:style-name="P48"><text:span text:style-name="Código">vista-referencia</text:span> (varias, opcional): Para definir la forma en que queremos que se visualice cierta referencia.</text:p>
        </text:list-item>
        <text:list-item>
          <text:p text:style-name="P48"><text:span text:style-name="Código">vista-coleccion</text:span> (varias, opcional): Para definir la forma en que queremos que se visualice cierta colección.</text:p>
        </text:list-item>
        <text:list-item>
          <text:p text:style-name="P48"><text:span text:style-name="Código">miembros</text:span> (uno, opcional): <text:s/>Indica los miembros que tienen que salir y como tienen que estar dispuestos en la interfaz gráfica. Es excluyente con el atributo <text:span text:style-name="Código">miembros</text:span>.</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4"><text:span text:style-name="T9">&lt;</text:span><text:span text:style-name="T10">vista </text:span><text:span text:style-name="T11">miembros</text:span><text:span text:style-name="T12">=</text:span><text:span text:style-name="T13">"codigoZona; codigoOficina; codigo"</text:span><text:span text:style-name="T9">/&gt;</text:span></text:p>
      <text:p text:style-name="P49"/>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0"><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28">&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29">
        <text:list-item>
          <text:p text:style-name="P51"><text:span text:style-name="Código">propiedad</text:span> (obligado): Normalmente el nombre de una propiedad del modelo, aunque también puede ser el nombre de una propiedad propia de la vista.</text:p>
        </text:list-item>
        <text:list-item>
          <text:p text:style-name="P51"><text:span text:style-name="Código">etiqueta</text:span> (opcional): Para modificar la etiqueta que se sacará en esta vista para esta propiedad. Para esto es <text:span text:style-name="T3">mucho mejor</text:span> usar los archivos i18n.</text:p>
        </text:list-item>
        <text:list-item>
          <text:p text:style-name="P51"><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1"><text:span text:style-name="Código">formato-etiqueta</text:span> (opcional): Forma en que se visualiza la etiqueta para esta propiedad.</text:p>
        </text:list-item>
        <text:list-item>
          <text:p text:style-name="P51"><text:span text:style-name="Código">al-cambiar </text:span>(uno, opcional): Acción a realizar cuando cambia el valor de esta propiedad.</text:p>
        </text:list-item>
        <text:list-item>
          <text:p text:style-name="P51"><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19"/>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El vínculo de la acción aparece solo cuando la propiedad es editable, ahora bien si la propiedad es de solo-lectura o calculada entonces está siempre disponible.</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text:span><text:span text:style-name="T12">(1)</text:span></text:p>
      <text:p text:style-name="Código"><text:span text:style-name="T12"><text:tab/></text:span><text:span text:style-name="T11">vista</text:span><text:span text:style-name="T12">=</text:span><text:span text:style-name="T13">"vista"<text:tab/><text:tab/><text:tab/></text:span><text:span text:style-name="T12">(2)</text:span></text:p>
      <text:p text:style-name="Código"><text:span text:style-name="T12"><text:tab/></text:span><text:span text:style-name="T11">solo-lectura</text:span><text:span text:style-name="T12">=</text:span><text:span text:style-name="T13">"true|false"<text:tab/><text:tab/></text:span><text:span text:style-name="T12">(3)</text:span></text:p>
      <text:p text:style-name="Código"><text:span text:style-name="T12"><text:tab/></text:span><text:span text:style-name="T11">marco</text:span><text:span text:style-name="T12">=</text:span><text:span text:style-name="T13">"true|false"<text:tab/><text:tab/><text:tab/></text:span><text:span text:style-name="T12">(4)</text:span></text:p>
      <text:p text:style-name="Código"><text:span text:style-name="T12"><text:tab/></text:span><text:span text:style-name="T11">crear</text:span><text:span text:style-name="T12">=</text:span><text:span text:style-name="T13">"true|false"<text:tab/><text:tab/><text:tab/></text:span><text:span text:style-name="T12">(5)</text:span></text:p>
      <text:p text:style-name="Código"><text:span text:style-name="T12"><text:tab/></text:span><text:span text:style-name="T11">buscar</text:span><text:span text:style-name="T12">=</text:span><text:span text:style-name="T13">"true|false"<text:tab/><text:tab/><text:tab/></text:span><text:span text:style-name="T12">(6)</text:span></text:p>
      <text:p text:style-name="P28">&gt;</text:p>
      <text:p text:style-name="Código"><text:span text:style-name="T9"><text:tab/>&lt;</text:span><text:span text:style-name="T10">accion-buscar </text:span><text:span text:style-name="T12">... </text:span><text:span text:style-name="T9">/&gt;</text:span><text:span text:style-name="T12"><text:tab/><text:tab/>(7)</text:span></text:p>
      <text:p text:style-name="Código"><text:span text:style-name="T12"><text:tab/></text:span><text:span text:style-name="T9">&lt;</text:span><text:span text:style-name="T10">lista-descriptiones </text:span><text:span text:style-name="T12">... </text:span><text:span text:style-name="T9">/&gt;</text:span><text:span text:style-name="T12"><text:tab/>(8)</text:span></text:p>
      <text:p text:style-name="P27"><text:tab/><text:span text:style-name="T9">&lt;</text:span><text:span text:style-name="T10">accion </text:span>... <text:span text:style-name="T9">/&gt;</text:span> ...<text:tab/><text:tab/><text:tab/>(9)<text:tab/>// Nuevo en v2.0.1</text:p>
      <text:p text:style-name="Código"><text:span text:style-name="T17">&lt;/</text:span><text:span text:style-name="T18">vista-referencia</text:span><text:span text:style-name="T17">&gt;</text:span></text:p>
      <text:list text:style-name="L30">
        <text:list-item>
          <text:p text:style-name="P52"><text:span text:style-name="Código">referencia</text:span> (obligado): Nombre de la referencia del modelo de la que se quiere personalizar la visualización.</text:p>
        </text:list-item>
        <text:list-item>
          <text:p text:style-name="P52"><text:span text:style-name="Código">vista</text:span> (opcional): Si omitimos este atributo usa la vista por defecto del objeto referenciado para visualizarlo, con este atributo podemos indicar que use otra vista.</text:p>
        </text:list-item>
        <text:list-item>
          <text:p text:style-name="P52"><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2"><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2"><text:span text:style-name="Código">crear</text:span> (opcional): Indica si el usuario ha de tener opción para crear o no un nuevo objeto del tipo referenciado. Por defecto vale <text:span text:style-name="Código">true</text:span>.</text:p>
        </text:list-item>
        <text:list-item>
          <text:p text:style-name="P52"><text:span text:style-name="Código">buscar</text:span> (opcional): Indica si el usuario va a tener un vínculo para poder realizar búsquedas con una lista, filtros, etc. Por defecto vale <text:span text:style-name="Código">true</text:span>.</text:p>
        </text:list-item>
        <text:list-item>
          <text:p text:style-name="P52"><text:span text:style-name="Código">accion-buscar</text:span> (una, opcional): Nos permite especificar nuestra propia acción de búsqueda.</text:p>
        </text:list-item>
        <text:list-item>
          <text:p text:style-name="P52"><text:span text:style-name="Código">lista-descripciones</text:span>: Permite visualizar los datos como una lista descripciones, típicamente un combo. Práctico cuando hay pocos elementos del objeto referenciado.</text:p>
        </text:list-item>
        <text:list-item>
          <text:p text:style-name="P52"><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34"><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2"><text:tab/><text:tab/></text:span></text:p>
      <text:p text:style-name="P53"><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2"><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7"><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9">&lt;</text:span><text:span text:style-name="T10">controlador </text:span><text:span text:style-name="T11">nombre</text:span><text:span text:style-name="T12">=</text:span><text:span text:style-name="T13">"Almacen2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p>
      <text:p text:style-name="Código"><text:span text:style-name="T13"><text:tab/><text:tab/></text:span><text:span text:style-name="T11">imagen</text:span><text:span text:style-name="T12">=</text:span><text:span text:style-name="T13">"images/new.gif"</text:span></text:p>
      <text:p text:style-name="Código"><text:span text:style-name="T13"><text:tab/><text:tab/></text:span><text:span text:style-name="T11">atajo-de-teclado</text:span><text:span text:style-name="T12">=</text:span><text:span text:style-name="T13">"F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17">&lt;/</text:span><text:span text:style-name="T18">controlador</text:span><text:span text:style-name="T17">&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7">/&gt;</text:p>
      <text:list text:style-name="L31">
        <text:list-item>
          <text:p text:style-name="P54"><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54"><text:span text:style-name="Código">propiedad-descripciones</text:span> (opcional): Como propiedad-descripcion (y además exclusiva con ella) pero permite poner una lista de propiedades separadas por comas. Al usuario le aparecen concatenadas.</text:p>
        </text:list-item>
        <text:list-item>
          <text:p text:style-name="P54"><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4"><text:span text:style-name="Código">condicion</text:span> (opcional): Permite poner una condición (al estilo SQL) para filtrar los valores que aparecen en la lista de descripciones.</text:p>
        </text:list-item>
        <text:list-item>
          <text:p text:style-name="P54"><text:span text:style-name="Código">ordenado-por-clave</text:span> (opcional): Por defecto los datos salen ordenados por descripción, pero si ponemos está propiedad a <text:span text:style-name="Código">true</text:span> saldrán ordenados por clave.</text:p>
        </text:list-item>
        <text:list-item>
          <text:p text:style-name="P54"><text:span text:style-name="Código">orden</text:span> (opcional): Permite poner un orden (al estilo SQL) para los valores que aparecen en la lista de descripciones.</text:p>
        </text:list-item>
        <text:list-item>
          <text:p text:style-name="P54"><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Código">&gt;</text:p>
      <text:p text:style-name="Código"><text:span text:style-name="T12"><text:tab/></text:span><text:span text:style-name="T9">&lt;</text:span><text:span text:style-name="T10">propiedades-lista </text:span><text:span text:style-name="T12">... </text:span><text:span text:style-name="T9">/&gt;</text:span><text:span text:style-name="T12"><text:tab/><text:tab/> <text:s/>(6)</text:span></text:p>
      <text:p text:style-name="Código"><text:span text:style-name="T12"><text:tab/></text:span><text:span text:style-name="T9">&lt;</text:span><text:span text:style-name="T10">accion-editar </text:span><text:span text:style-name="T12">... </text:span><text:span text:style-name="T9">/&gt;</text:span><text:span text:style-name="T12"><text:tab/><text:tab/> <text:s/>(7)</text:span></text:p>
      <text:p text:style-name="Código"><text:span text:style-name="T12"><text:tab/></text:span><text:span text:style-name="T9">&lt;</text:span><text:span text:style-name="T10">accion-ver </text:span><text:span text:style-name="T12">... </text:span><text:span text:style-name="T9">/&gt;</text:span><text:span text:style-name="T12"><text:tab/><text:tab/><text:tab/> <text:s/>(8) </text:span></text:p>
      <text:p text:style-name="Código"><text:span text:style-name="T12"><text:tab/></text:span><text:span text:style-name="T9">&lt;</text:span><text:span text:style-name="T10">accion-lista </text:span><text:span text:style-name="T12">... </text:span><text:span text:style-name="T9">/&gt;</text:span><text:span text:style-name="T12"> ...<text:tab/><text:tab/> <text:s/>(9)</text:span></text:p>
      <text:p text:style-name="Código"><text:span text:style-name="T12"><text:tab/></text:span><text:span text:style-name="T9">&lt;</text:span><text:span text:style-name="T10">accion-detalle </text:span><text:span text:style-name="T12">... </text:span><text:span text:style-name="T9">/&gt;</text:span><text:span text:style-name="T12"> ...<text:tab/> (10)</text:span></text:p>
      <text:p text:style-name="Código"><text:span text:style-name="T17">&lt;/</text:span><text:span text:style-name="T18">vista-coleccion</text:span><text:span text:style-name="T17">&gt;</text:span></text:p>
      <text:list text:style-name="L32">
        <text:list-item>
          <text:p text:style-name="P55"><text:span text:style-name="Código">coleccion</text:span> (obligado): Indica la colección de la que se quiere personalizar la presentación.</text:p>
        </text:list-item>
        <text:list-item>
          <text:p text:style-name="P55"><text:span text:style-name="Código">vista</text:span> (opcional): La vista del objeto referenciado que se ha de usar para representar el detalle. Por defecto usa la vista por defecto.</text:p>
        </text:list-item>
        <text:list-item>
          <text:p text:style-name="P55"><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55"><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55"><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55"><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55"><text:span text:style-name="Código">accion-editar</text:span> (una, opcional): Permite sobreescribir la acción que inicia la edición de un elemento de la colección. Esta es la acción mostrada en cada fila cuando la colección es editable.</text:p>
        </text:list-item>
        <text:list-item>
          <text:p text:style-name="P55"><text:span text:style-name="Código">accion-ver</text:span> (una, opcional): Permite sobreescribir la acción para visualizar un elemento de la colección. Esta es la acción mostrada en cada fila cuando la colección es de solo lectura.</text:p>
        </text:list-item>
        <text:list-item>
          <text:p text:style-name="P55"><text:span text:style-name="Código">accion-lista</text:span> (varias, opcional): Para poder añadir acciones en el modo lista; normalmente acciones cuyo alcance es la colección entera.</text:p>
        </text:list-item>
        <text:list-item>
          <text:p text:style-name="P55"><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4"><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2"><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7"><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28">&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3">
        <text:list-item>
          <text:p text:style-name="P56"><text:span text:style-name="Código">url</text:span> (obligado): URL de la página JSP que implementa el editor.</text:p>
        </text:list-item>
        <text:list-item>
          <text:p text:style-name="P56"><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56"><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56"><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56"><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56"><text:span text:style-name="Código">propiedad</text:span> (varias, opcional): Permite enviar valores al editor, de esta forma podemos configurar un editor y poder usarlo en diferente situaciones.</text:p>
        </text:list-item>
        <text:list-item>
          <text:p text:style-name="P56"><text:span text:style-name="Código">formateador</text:span> (uno, opcional): Clase java para definir la conversión de Java a HTML y de HTML a Java.</text:p>
        </text:list-item>
        <text:list-item>
          <text:p text:style-name="P56"><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5">&lt;%@</text:span><text:span text:style-name="T12"> </text:span><text:span text:style-name="T26">page</text:span><text:span text:style-name="T12"> </text:span><text:span text:style-name="T26">import</text:span><text:span text:style-name="T12">=</text:span><text:span text:style-name="T13">"org.openxava.model.meta.MetaProperty"</text:span><text:span text:style-name="T12"> </text:span><text:span text:style-name="T25">%&gt;</text:span></text:p>
      <text:p text:style-name="Código"/>
      <text:p text:style-name="Código">&lt;%</text:p>
      <text:p text:style-name="Código"><text:span text:style-name="T12">String propertyKey = </text:span><text:span text:style-name="T26">request</text:span><text:span text:style-name="T12">.getParameter(</text:span><text:span text:style-name="T13">"propertyKey"</text:span><text:span text:style-name="T12">);<text:tab/><text:tab/><text:tab/><text:tab/>// </text:span><text:span text:style-name="T27">(1)</text:span></text:p>
      <text:p text:style-name="Código"><text:span text:style-name="T12">MetaProperty p = (MetaProperty) </text:span><text:span text:style-name="T26">request</text:span><text:span text:style-name="T12">.getAttribute(propertyKey);<text:tab/><text:tab/>// </text:span><text:span text:style-name="T27">(2)</text:span></text:p>
      <text:p text:style-name="Código"><text:span text:style-name="T12">String fvalue = (String) </text:span><text:span text:style-name="T26">request</text:span><text:span text:style-name="T12">.getAttribute(propertyKey + </text:span><text:span text:style-name="T13">".fvalue"</text:span><text:span text:style-name="T12">);<text:tab/>// </text:span><text:span text:style-name="T27">(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27">(4)</text:span></text:p>
      <text:p text:style-name="Código"><text:span text:style-name="T26">boolean</text:span><text:span text:style-name="T12"> editable=</text:span><text:span text:style-name="T13">"true"</text:span><text:span text:style-name="T12">.equals(</text:span><text:span text:style-name="T26">request</text:span><text:span text:style-name="T12">.getParameter(</text:span><text:span text:style-name="T13">"editable"</text:span><text:span text:style-name="T12">));<text:tab/><text:tab/>// </text:span><text:span text:style-name="T27">(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27">(5)</text:span></text:p>
      <text:p text:style-name="Código"><text:span text:style-name="T12">String script = </text:span><text:span text:style-name="T26">request</text:span><text:span text:style-name="T12">.getParameter(</text:span><text:span text:style-name="T13">"script"</text:span><text:span text:style-name="T12">);<text:tab/><text:tab/><text:tab/><text:tab/><text:tab/>// </text:span><text:span text:style-name="T27">(6)</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tab/><text:tab/><text:tab/><text:tab/><text:tab/><text:tab/><text:tab/><text:tab/>// </text:span><text:span text:style-name="T27">(5)</text:span></text:p>
      <text:p text:style-name="Código">%&gt;</text:p>
      <text:p text:style-name="Código"><text:span text:style-name="T12">&lt;input name="</text:span><text:span text:style-name="T25">&lt;%=</text:span><text:span text:style-name="T12">propertyKey</text:span><text:span text:style-name="T25">%&gt;</text:span><text:span text:style-name="T12">" class=editor<text:tab/><text:tab/><text:tab/><text:tab/><text:tab/>&lt;!-- </text:span><text:span text:style-name="T27">(1)</text:span><text:span text:style-name="T12"> --&gt;</text:span></text:p>
      <text:p text:style-name="Código"><text:tab/>type="text" </text:p>
      <text:p text:style-name="Código"><text:span text:style-name="T12"><text:tab/>title="</text:span><text:span text:style-name="T25">&lt;%=</text:span><text:span text:style-name="T12">p.getDescription(</text:span><text:span text:style-name="T26">request</text:span><text:span text:style-name="T12">)</text:span><text:span text:style-name="T25">%&gt;</text:span><text:span text:style-name="T12">"</text:span></text:p>
      <text:p text:style-name="Código"><text:span text:style-name="T12"><text:tab/>align='</text:span><text:span text:style-name="T25">&lt;%=</text:span><text:span text:style-name="T12">align</text:span><text:span text:style-name="T25">%&gt;</text:span><text:span text:style-name="T12">'<text:tab/><text:tab/><text:tab/><text:tab/><text:tab/><text:tab/><text:tab/><text:tab/>&lt;!-- </text:span><text:span text:style-name="T27">(4)</text:span><text:span text:style-name="T12"> --&gt;</text:span></text:p>
      <text:p text:style-name="Código"><text:span text:style-name="T12"><text:tab/>maxlength="</text:span><text:span text:style-name="T25">&lt;%=</text:span><text:span text:style-name="T12">p.getSize()</text:span><text:span text:style-name="T25">%&gt;</text:span><text:span text:style-name="T12">" </text:span></text:p>
      <text:p text:style-name="Código"><text:span text:style-name="T12"><text:tab/>size="</text:span><text:span text:style-name="T25">&lt;%=</text:span><text:span text:style-name="T12">p.getSize()</text:span><text:span text:style-name="T25">%&gt;</text:span><text:span text:style-name="T12">" </text:span></text:p>
      <text:p text:style-name="Código"><text:span text:style-name="T12"><text:tab/>value="</text:span><text:span text:style-name="T25">&lt;%=</text:span><text:span text:style-name="T12">fvalue</text:span><text:span text:style-name="T25">%&gt;</text:span><text:span text:style-name="T12">"<text:tab/><text:tab/><text:tab/><text:tab/><text:tab/><text:tab/><text:tab/><text:tab/>&lt;!-- </text:span><text:span text:style-name="T27">(3)</text:span><text:span text:style-name="T12"> --&gt;</text:span></text:p>
      <text:p text:style-name="Código"><text:span text:style-name="T12"><text:tab/></text:span><text:span text:style-name="T25">&lt;%=</text:span><text:span text:style-name="T12">disabled</text:span><text:span text:style-name="T25">%&gt;<text:tab/><text:tab/><text:tab/><text:tab/><text:tab/><text:tab/><text:tab/><text:tab/></text:span><text:span text:style-name="T12">&lt;!-- </text:span><text:span text:style-name="T27">(5)</text:span><text:span text:style-name="T12"> --&gt;</text:span></text:p>
      <text:p text:style-name="Código"><text:span text:style-name="T12"><text:tab/></text:span><text:span text:style-name="T25">&lt;%=</text:span><text:span text:style-name="T12">script</text:span><text:span text:style-name="T25">%&gt;<text:tab/><text:tab/><text:tab/><text:tab/><text:tab/><text:tab/><text:tab/><text:tab/><text:tab/></text:span><text:span text:style-name="T12">&lt;!-- </text:span><text:span text:style-name="T27">(6)</text:span><text:span text:style-name="T12"> --&gt;</text:span><text:span text:style-name="T25"><text:tab/><text:tab/><text:tab/></text:span></text:p>
      <text:p text:style-name="Código"><text:tab/>/&gt;</text:p>
      <text:p text:style-name="Código">&lt;%</text:p>
      <text:p text:style-name="Código"><text:span text:style-name="T12">} </text:span><text:span text:style-name="T26">else</text:span><text:span text:style-name="T12"> {</text:span></text:p>
      <text:p text:style-name="Código">%&gt;</text:p>
      <text:p text:style-name="Código"><text:span text:style-name="T25">&lt;%=</text:span><text:span text:style-name="T12">fvalue</text:span><text:span text:style-name="T25">%&gt;</text:span><text:span text:style-name="T12">&amp;nbsp;<text:tab/></text:span></text:p>
      <text:p text:style-name="Código">&lt;%</text:p>
      <text:p text:style-name="Código">}</text:p>
      <text:p text:style-name="Código">%&gt;</text:p>
      <text:p text:style-name="Código"><text:span text:style-name="T25">&lt;%</text:span><text:span text:style-name="T12"> </text:span><text:span text:style-name="T26">if</text:span><text:span text:style-name="T12"> (!editable) { </text:span><text:span text:style-name="T25">%&gt;</text:span></text:p>
      <text:p text:style-name="Código"><text:span text:style-name="T12"><text:tab/>&lt;input type="hidden" name="</text:span><text:span text:style-name="T25">&lt;%=</text:span><text:span text:style-name="T12">propertyKey</text:span><text:span text:style-name="T25">%&gt;</text:span><text:span text:style-name="T12">" value="</text:span><text:span text:style-name="T25">&lt;%=</text:span><text:span text:style-name="T12">fvalue</text:span><text:span text:style-name="T25">%&gt;</text:span><text:span text:style-name="T12">"&gt;</text:span></text:p>
      <text:p text:style-name="Código"><text:span text:style-name="T25">&lt;%</text:span><text:span text:style-name="T12"> } </text:span><text:span text:style-name="T25">%&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8">&lt;%@ </text:span><text:span text:style-name="T10">page </text:span><text:span text:style-name="T11">import</text:span><text:span text:style-name="T12">=</text:span><text:span text:style-name="T13">"java.util.Collection" </text:span><text:span text:style-name="T28">%&gt;</text:span></text:p>
      <text:p text:style-name="Código"><text:span text:style-name="T28">&lt;%@ </text:span><text:span text:style-name="T10">page </text:span><text:span text:style-name="T11">import</text:span><text:span text:style-name="T12">=</text:span><text:span text:style-name="T13">"java.util.Collections" </text:span><text:span text:style-name="T28">%&gt;</text:span></text:p>
      <text:p text:style-name="Código"><text:span text:style-name="T28">&lt;%@ </text:span><text:span text:style-name="T10">page </text:span><text:span text:style-name="T11">import</text:span><text:span text:style-name="T12">=</text:span><text:span text:style-name="T13">"java.util.Arrays" </text:span><text:span text:style-name="T28">%&gt;</text:span></text:p>
      <text:p text:style-name="Código"><text:span text:style-name="T28">&lt;%@ </text:span><text:span text:style-name="T10">page </text:span><text:span text:style-name="T11">import</text:span><text:span text:style-name="T12">=</text:span><text:span text:style-name="T13">"org.openxava.util.Labels" </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27">(1)</text:span></text:p>
      <text:p text:style-name="Código"><text:span text:style-name="T26">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6">int</text:span><text:span text:style-name="T12"> regionsCount = sregionsCount == </text:span><text:span text:style-name="T26">null</text:span><text:span text:style-name="T12">?5:Integer.parseInt(sregionsCount);</text:span></text:p>
      <text:p text:style-name="Código"><text:span text:style-name="T12"><text:tab/>Collection regions = fvalues==</text:span><text:span text:style-name="T26">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28">&lt;%=</text:span><text:span text:style-name="T12">propertyKey</text:span><text:span text:style-name="T28">%&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28">&lt;%=</text:span><text:span text:style-name="T12">style.getEditor()</text:span><text:span text:style-name="T28">%&gt;</text:span><text:span text:style-name="T12"> </text:span></text:p>
      <text:p text:style-name="Código"><text:span text:style-name="T12"><text:tab/></text:span><text:span text:style-name="T28">&lt;%=</text:span><text:span text:style-name="T12">disabled</text:span><text:span text:style-name="T28">%&gt;</text:span></text:p>
      <text:p text:style-name="Código"><text:span text:style-name="T12"><text:tab/></text:span><text:span text:style-name="T28">&lt;%=</text:span><text:span text:style-name="T12">script</text:span><text:span text:style-name="T28">%&gt;</text:span><text:span text:style-name="T9">&gt;</text:span></text:p>
      <text:p text:style-name="Código"><text:span text:style-name="T12"><text:tab/></text:span><text:span text:style-name="T28">&lt;%</text:span></text:p>
      <text:p text:style-name="Código"><text:span text:style-name="T12"><text:tab/></text:span><text:span text:style-name="T26">for</text:span><text:span text:style-name="T12"> (</text:span><text:span text:style-name="T26">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28">%&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28">&lt;%=</text:span><text:span text:style-name="T12">i</text:span><text:span text:style-name="T28">%&gt;</text:span>"<text:span text:style-name="T12"> </text:span><text:span text:style-name="T28">&lt;%=</text:span><text:span text:style-name="T12">selected</text:span><text:span text:style-name="T28">%&gt;</text:span><text:span text:style-name="T9">&gt;</text:span></text:p>
      <text:p text:style-name="Código"><text:span text:style-name="T9"><text:tab/><text:tab/></text:span><text:span text:style-name="T28">&lt;%=</text:span><text:span text:style-name="T12">Labels.get(</text:span><text:span text:style-name="T13">"regions."</text:span><text:span text:style-name="T12"> + i, request.getLocale())</text:span><text:span text:style-name="T28">%&gt;</text:span></text:p>
      <text:p text:style-name="Código"><text:span text:style-name="T28"><text:tab/></text:span><text:span text:style-name="T9">&lt;/</text:span><text:span text:style-name="T10">option</text:span><text:span text:style-name="T9">&gt;</text:span></text:p>
      <text:p text:style-name="Código"><text:span text:style-name="T12"><text:tab/></text:span><text:span text:style-name="T28">&lt;%</text:span></text:p>
      <text:p text:style-name="Código"><text:tab/>}</text:p>
      <text:p text:style-name="Código"><text:span text:style-name="T12"><text:tab/></text:span><text:span text:style-name="T28">%&gt;</text:span></text:p>
      <text:p text:style-name="Código"><text:span text:style-name="T9">&lt;/</text:span><text:span text:style-name="T10">select</text:span><text:span text:style-name="T9">&gt;</text:span></text:p>
      <text:p text:style-name="Código">&lt;%</text:p>
      <text:p text:style-name="Código">}</text:p>
      <text:p text:style-name="Código"><text:span text:style-name="T26">else</text:span><text:span text:style-name="T12">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28">&lt;%=</text:span><text:span text:style-name="T12">Labels.get(</text:span><text:span text:style-name="T13">"regions."</text:span><text:span text:style-name="T12">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2"> </text:span></text:p>
      <text:p text:style-name="Código"><text:span text:style-name="T26">if</text:span><text:span text:style-name="T12"> (!editable) {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28">&lt;%=</text:span><text:span text:style-name="T12">propertyKey</text:span><text:span text:style-name="T28">%&gt;</text:span>"<text:span text:style-name="T12"> </text:span><text:span text:style-name="T11">value</text:span><text:span text:style-name="T12">=</text:span>"<text:span text:style-name="T28">&lt;%=</text:span><text:span text:style-name="T12">fvalues[i]</text:span><text:span text:style-name="T28">%&gt;</text:span>"<text:span text:style-name="T9">&gt;</text:span><text:span text:style-name="T12"><text:tab/><text:tab/></text:span></text:p>
      <text:p text:style-name="Código">&lt;%</text:p>
      <text:p text:style-name="Código"><text:tab/>}</text:p>
      <text:p text:style-name="Código">} </text:p>
      <text:p text:style-name="Código"><text:span text:style-name="T28">%&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2">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1">&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1">&lt;!--</text:span> <text:s/></text:p>
      <text:p text:style-name="Código"><text:span text:style-name="T21">&lt;editor url="descriptionsEditor.jsp" depende-de-propiedades="codigoFamilia"&gt;<text:tab/></text:span>(13)</text:p>
      <text:p text:style-name="Código"><text:span text:style-name="T21">--&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1">&lt;!--</text:span></text:p>
      <text:p text:style-name="Código"><text:span text:style-name="T21"><text:tab/>&lt;propiedad nombre="propiedadesValoresParametros" valor="codigoFamilia"/&gt; </text:span>(9)</text:p>
      <text:p text:style-name="Código"><text:span text:style-name="T21"><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4">
        <text:list-item>
          <text:p text:style-name="P57"><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57"><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57"><text:span text:style-name="Código">propiedadDescripcion</text:span> o <text:span text:style-name="Código">propiedadesDescripcion</text:span>: Propiedad o lista de propiedades a visualizar en el combo.</text:p>
        </text:list-item>
        <text:list-item>
          <text:p text:style-name="P57"><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57"><text:span text:style-name="Código">readOnlyAsLabel</text:span>: Si cuando es de solo lectura se ha de visualizar como una etiqueta. Por defecto es <text:span text:style-name="Código">false</text:span>.</text:p>
        </text:list-item>
        <text:list-item>
          <text:p text:style-name="P57"><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57"><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57"><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57"><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35">
        <text:list-item>
          <text:p text:style-name="P58">Filtrar por cualquier columna o combinación de ellas.</text:p>
        </text:list-item>
        <text:list-item>
          <text:p text:style-name="P58">Ordenar por cualquier columna con un simple click.</text:p>
        </text:list-item>
        <text:list-item>
          <text:p text:style-name="P58">Visualizar los datos paginados, y así podemos leer eficientemente tablas de millones de registros.</text:p>
        </text:list-item>
        <text:list-item>
          <text:p text:style-name="P58">Personalizar la lista: añadir, quitar y cambiar de orden las columnas (con el lapicito que hay en la parte superior izquierdas). Las personalizaciones se recuerdan por cada usuario.</text:p>
        </text:list-item>
        <text:list-item>
          <text:p text:style-name="P58">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28">&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36">
        <text:list-item>
          <text:p text:style-name="P59"><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59"><text:span text:style-name="Código">filtro</text:span> (uno, opcional): Permite definir programáticamente un filtro a realizar sobre los valores que introduce el usuario cuando quiere filtrar.</text:p>
        </text:list-item>
        <text:list-item>
          <text:p text:style-name="P59"><text:span text:style-name="Código">estilo-fila</text:span> (varios, opcional): Una forma sencilla de especificar una estilo de visualización diferente para ciertas filas. Normalmente para resaltar filas que cumplen cierta condición.</text:p>
        </text:list-item>
        <text:list-item>
          <text:p text:style-name="P59"><text:span text:style-name="Código">propiedades</text:span> (uno, opcional): La lista de propiedades a visualizar inicialmente. Pueden ser calificadas.</text:p>
        </text:list-item>
        <text:list-item>
          <text:p text:style-name="P59"><text:span text:style-name="Código">condicion-base</text:span> (una, opcional): Es una condición que aplicará siempre a los datos visualizados añadiendose a las que pueda poner el usuario.</text:p>
        </text:list-item>
        <text:list-item>
          <text:p text:style-name="P59"><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4"><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2"><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7">
        <text:list-item>
          <text:p text:style-name="P60">Hibernate 3.1.</text:p>
        </text:list-item>
      </text:list>
      <text:list text:style-name="L38">
        <text:list-item>
          <text:p text:style-name="P61">EntityBeans CMP 2 de JBoss 3.2.x y 4.0.x.</text:p>
        </text:list-item>
        <text:list-item>
          <text:p text:style-name="P61">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2"><text:tab/></text:span></text:p>
      <text:list text:style-name="L39">
        <text:list-item>
          <text:p text:style-name="P62"><text:span text:style-name="Código">tabla</text:span> (obligado): Para relacionar la entidad principal del componente con esa tabla.</text:p>
        </text:list-item>
        <text:list-item>
          <text:p text:style-name="P62"><text:span text:style-name="Código">mapeo-propiedad</text:span> (varios, opcional): Mapea una propiedad con una columna de la tabla de base de datos.</text:p>
        </text:list-item>
        <text:list-item>
          <text:p text:style-name="P62"><text:span text:style-name="Código">mapeo-referencia</text:span> (varios, opcional): Mapea una referencia con una o más columna de la tabla de base de datos.</text:p>
        </text:list-item>
        <text:list-item>
          <text:p text:style-name="P62"><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0">
        <text:list-item>
          <text:p text:style-name="P63"><text:span text:style-name="Código">propiedad-modelo</text:span> (obligada): El nombre de una propiedad definida en la parte del modelo.</text:p>
        </text:list-item>
        <text:list-item>
          <text:p text:style-name="P63"><text:span text:style-name="Código">columna-tabla</text:span> (obligada): Nombre de la columna de la tabla.</text:p>
        </text:list-item>
        <text:list-item>
          <text:p text:style-name="P63"><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3"><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28">&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1">
        <text:list-item>
          <text:p text:style-name="P64"><text:span text:style-name="Código">referencia</text:span> (obligada): La referencia que se quiere mapear.</text:p>
        </text:list-item>
        <text:list-item>
          <text:p text:style-name="P64"><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65"><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1">&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28">&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2">
        <text:list-item>
          <text:p text:style-name="P66"><text:span text:style-name="Código">propiedad-modelo</text:span> (obligada): Nombre de la propiedad que se quiere mapear.</text:p>
        </text:list-item>
        <text:list-item>
          <text:p text:style-name="P66"><text:span text:style-name="Código">conversor</text:span> (uno, obligado): Clase con la lógica para hacer la conversión de Java a base de datos y viceversa. Ha de implementar <text:span text:style-name="Código">IMultipleConverter</text:span>.</text:p>
        </text:list-item>
        <text:list-item>
          <text:p text:style-name="P66"><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2"><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3">
        <text:list-item>
          <text:p text:style-name="P67">Ofrezca gran flexibilidad para mapear contra bases de datos legadas.</text:p>
        </text:list-item>
        <text:list-item>
          <text:p text:style-name="P67">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4">
        <text:list-item>
          <text:p text:style-name="P68"><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68"><text:span text:style-name="Código">objeto</text:span> (varios, opcional): Define objetos Java de sesión, es decir objetos que se crean y existen durante toda la sesión del usuario.</text:p>
        </text:list-item>
        <text:list-item>
          <text:p text:style-name="P68"><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2"><text:tab/></text:span><text:span text:style-name="T17">&lt;</text:span><text:span text:style-name="T18">object </text:span><text:span text:style-name="T23">name</text:span><text:span text:style-name="T22">=</text:span><text:span text:style-name="T24">"xava_previousViews" </text:span><text:span text:style-name="T23">class</text:span><text:span text:style-name="T22">=</text:span><text:span text:style-name="T24">"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5">
        <text:list-item>
          <text:p text:style-name="P69"><text:span text:style-name="Código">nombre</text:span> (obligado): Nombre del controlador.</text:p>
        </text:list-item>
        <text:list-item>
          <text:p text:style-name="P69"><text:span text:style-name="Código">hereda-de</text:span> (varios, opcional): Permite usar herencia múltiple, para que este controlador herede todas las acciones de otro (u otros) controlador.</text:p>
        </text:list-item>
        <text:list-item>
          <text:p text:style-name="P69"><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27"><text:tab/><text:span text:style-name="T11">atajo-de-teclado</text:span>=<text:span text:style-name="T13">"atajo-de-teclado"<text:tab/><text:tab/><text:tab/><text:tab/></text:span>(12) nuevo en v2.0.1</text:p>
      <text:p text:style-name="P28">&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46">
        <text:list-item>
          <text:p text:style-name="P70"><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0"><text:span text:style-name="Código">etiqueta</text:span> (opcional): Etiqueta del botón o texto del vínculo. Es <text:span text:style-name="T3">mucho mejor</text:span> usar los archivos <text:span text:style-name="Archivo_2f_Directorio">i18n</text:span>.</text:p>
        </text:list-item>
        <text:list-item>
          <text:p text:style-name="P70"><text:span text:style-name="Código">descripcion</text:span> (opcional): Texto descriptivo de la acción. Es <text:span text:style-name="T3">mucho mejor</text:span> usar los archivos <text:span text:style-name="Archivo_2f_Directorio">i18n</text:span>.</text:p>
        </text:list-item>
        <text:list-item>
          <text:p text:style-name="P70"><text:span text:style-name="Código">modo</text:span> (opcional): Indica en que modo ha de ser visible esta acción para el usuario. Por defecto es <text:span text:style-name="Código">ALL</text:span>, que quiere decir que esta acción es siempre visible.</text:p>
        </text:list-item>
        <text:list-item>
          <text:p text:style-name="P70"><text:span text:style-name="Código">imagen</text:span> (opcional): URL de la imagen asociada a la acción. En la implementación actual si especificamos imagen aparece la imagen como un vínculo en el que el usuario puede pulsar.</text:p>
        </text:list-item>
        <text:list-item>
          <text:p text:style-name="P70"><text:span text:style-name="Código">clase</text:span> (opcional): Clase que implementa la lógica a ejecutar. Ha de implementar la interfaz <text:span text:style-name="Código">IAction</text:span>.</text:p>
        </text:list-item>
        <text:list-item>
          <text:p text:style-name="P70"><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0"><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0"><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0"><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0"><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0"><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70"><text:span text:style-name="Código">poner</text:span> (varios, opcional): Sirve para dar valor a las propiedades de la acción. De esta forma una misma acción configurada de forma diferente puede usarse en varios controladores.</text:p>
        </text:list-item>
        <text:list-item>
          <text:p text:style-name="P70"><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1"><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2"><text:tab/><text:tab/></text:span><text:span text:style-name="T17">&lt;</text:span><text:span text:style-name="T18">poner </text:span><text:span text:style-name="T23">propiedad</text:span><text:span text:style-name="T22">=</text:span><text:span text:style-name="T24">"ocultar" </text:span><text:span text:style-name="T23">valor</text:span><text:span text:style-name="T22">=</text:span><text:span text:style-name="T24">"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2"><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4"><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2 acciones de búsquedas:</text:p>
      <text:list text:style-name="L47">
        <text:list-item>
          <text:p text:style-name="P72"><text:span text:style-name="Código">CRUD.searchByViewKey</text:span>: Esta es la configurada por defecto. Hace una búsqueda a partir de la clave que hay ese momento en la vista, no ejecuta ningún evento.</text:p>
        </text:list-item>
        <text:list-item>
          <text:p text:style-name="P72"><text:span text:style-name="Código">CRUD.searchExecutingOnChange</text:span>: Funciona como la anterior pero al buscar ejecuta las acciones <text:span text:style-name="Código">al-cambiar</text:span> asociadas a las propiedades de la vista.</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48">
        <text:list-item>
          <text:p text:style-name="P73">Coge la clave del objeto asociada a la fila pulsada (4), para ello usa el tab del modulo actual.</text:p>
        </text:list-item>
        <text:list-item>
          <text:p text:style-name="P73">Accede al tab del módulo al que vamos usando <text:span text:style-name="Código">context</text:span> (5).</text:p>
        </text:list-item>
        <text:list-item>
          <text:p text:style-name="P73">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49">
        <text:list-item>
          <text:p text:style-name="P74"><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74"><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74"><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8">&lt;%@ </text:span><text:span text:style-name="T10">include </text:span><text:span text:style-name="T11">file</text:span><text:span text:style-name="T12">=</text:span><text:span text:style-name="T13">"../imports.jsp"</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28">&lt;%=</text:span><text:span text:style-name="T12">style.getLabel()</text:span><text:span text:style-name="T28">%&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28">&lt;%=</text:span><text:span text:style-name="T12">style.getEditor()</text:span><text:span text:style-name="T28">%&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0">
        <text:list-item>
          <text:p text:style-name="P75"><text:span text:style-name="Código">IAction</text:span>: Interfaz básica que obligatoriamente ha de implementar toda acción.</text:p>
        </text:list-item>
        <text:list-item>
          <text:p text:style-name="P75"><text:span text:style-name="Código">IChainAction</text:span>: Permite encadenar acciones, es decir que cuando se termine de ejecutar nuestra acción ejecute otra inmediatamente.</text:p>
        </text:list-item>
        <text:list-item>
          <text:p text:style-name="P75"><text:span text:style-name="Código">IChangeControllersAction</text:span>: Para cambiar los controladores (y por ende las acciones) disponible al <text:s/>usuario. </text:p>
        </text:list-item>
        <text:list-item>
          <text:p text:style-name="P75"><text:span text:style-name="Código">IChangeModeAction</text:span>: Para cambiar de modo, de lista a detalle o viceversa.</text:p>
        </text:list-item>
        <text:list-item>
          <text:p text:style-name="P75"><text:span text:style-name="Código">IChangeModuleAction</text:span>: Para cambiar de módulo.</text:p>
        </text:list-item>
        <text:list-item>
          <text:p text:style-name="P75"><text:span text:style-name="Código">ICustomViewAction</text:span>: Para que la vista sea una página JSP propia.</text:p>
        </text:list-item>
        <text:list-item>
          <text:p text:style-name="P75"><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75"><text:span text:style-name="Código">IHideActionAction, IHideActionsAction: </text:span>Permite ocultar una acción o un conjunto de acciones en la interfaz de usuario. <text:span text:style-name="T2">(nuevo en v2.0)</text:span></text:p>
        </text:list-item>
        <text:list-item>
          <text:p text:style-name="P75"><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75"><text:span text:style-name="Código">ILoadFileAction</text:span>: Permite navegar a una vista con la posibilidad de cargar un archivo.</text:p>
        </text:list-item>
        <text:list-item>
          <text:p text:style-name="P75"><text:span text:style-name="Código">IModelAction</text:span>: Una acción que recibe el nombre del modelo.</text:p>
        </text:list-item>
        <text:list-item>
          <text:p text:style-name="P75"><text:span text:style-name="Código">IModuleContextAction</text:span>: Recibe un <text:span text:style-name="Código">ModuleContext</text:span> para poder acceder a objetos de sesión de otros módulos, por ejemplo.</text:p>
        </text:list-item>
        <text:list-item>
          <text:p text:style-name="P75"><text:span text:style-name="Código">INavigationAction</text:span>: <text:s/>Extiende de <text:span text:style-name="Código">IChangeControllersAction</text:span> y <text:span text:style-name="Código">ICustomViewAction</text:span>.</text:p>
        </text:list-item>
        <text:list-item>
          <text:p text:style-name="P75"><text:span text:style-name="Código">IOnChangePropertyAction</text:span>: Este interfaz lo ha de implementar las acciones que reaccionan a un cambio de valor de propiedad en la interfaz gráfica.</text:p>
        </text:list-item>
        <text:list-item>
          <text:p text:style-name="P75"><text:span text:style-name="Código">IProcessLoadedFileAction</text:span>: Procesa una lista de archivos cargados desde el cliente al servidor.</text:p>
        </text:list-item>
        <text:list-item>
          <text:p text:style-name="P75"><text:span text:style-name="Código">IRemoteAction</text:span>: Útil para cuando se usa EJBs. Bien usada puede ser un buen sustituto de un SessionBean. </text:p>
        </text:list-item>
        <text:list-item>
          <text:p text:style-name="P75"><text:span text:style-name="Código">IRequestAction</text:span>: Recibe un request de Servlets. Hace que nuestras acciones se vinculen a la tecnología de servlets/jsp, por lo que es mejor evitarla. Pero a veces es necesario cierta flexibilidad.</text:p>
        </text:list-item>
        <text:list-item>
          <text:p text:style-name="P75"><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3"><text:tab/></text:p>
      <text:list text:style-name="L51">
        <text:list-item>
          <text:p text:style-name="P76"><text:span text:style-name="Código">nombre</text:span> (obligado): Nombre de la aplicación.</text:p>
        </text:list-item>
        <text:list-item>
          <text:p text:style-name="P76"><text:span text:style-name="Código">etiqueta</text:span> (opcional): Mucho <text:span text:style-name="T3">mejor</text:span> usar archivos <text:span text:style-name="T29">i18n</text:span>.</text:p>
        </text:list-item>
        <text:list-item>
          <text:p text:style-name="P76"><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28">&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2">
        <text:list-item>
          <text:p text:style-name="P77"><text:span text:style-name="Código">nombre</text:span> (obligado): Identificador único del módulo dentro de esta aplicación.</text:p>
        </text:list-item>
        <text:list-item>
          <text:p text:style-name="P77"><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77"><text:span text:style-name="Código">etiqueta</text:span> (opcional): Nombre corto que se visualizará al usuario. Mucho <text:span text:style-name="T3">mejor</text:span> usar archivos <text:span text:style-name="T29">i18n</text:span>.</text:p>
        </text:list-item>
        <text:list-item>
          <text:p text:style-name="P77"><text:span text:style-name="Código">descripcion</text:span> (opcional): Descripción larga que se visualizará al usuario. </text:p>
        </text:list-item>
        <text:list-item>
          <text:p text:style-name="P77"><text:span text:style-name="Código">var-entorno</text:span> (varias, opcional): Permite definir una variable con un valor que podrán ser accedidos posteriormente desde las acciones. Así podemos tener acciones configurables según el módulo.</text:p>
        </text:list-item>
        <text:list-item>
          <text:p text:style-name="P77"><text:span text:style-name="Código">modelo</text:span> (uno, opcional): Indica el nombre de componente usado en este módulo. Si no lo ponemos estamos obligados a usar <text:span text:style-name="Código">vista-web</text:span>.</text:p>
        </text:list-item>
        <text:list-item>
          <text:p text:style-name="P77"><text:span text:style-name="Código">vista</text:span> (una, opcional): El nombre de la vista que se va a usar para dibujar el detalle. Si no lo ponemos usará la vista por defecto para ese modelo.</text:p>
        </text:list-item>
        <text:list-item>
          <text:p text:style-name="P77"><text:span text:style-name="Código">vista-web</text:span> (una, opcional): Nos permite indicar nuestro propia página JSP que será usada como vista.</text:p>
        </text:list-item>
        <text:list-item>
          <text:p text:style-name="P77"><text:span text:style-name="Código">tab</text:span> (uno, opcional): El nombre del tab que usará la el modo lista. Si no lo ponemos usará el tab por defecto.</text:p>
        </text:list-item>
        <text:list-item>
          <text:p text:style-name="P77"><text:span text:style-name="Código">controlador</text:span> (varios, opcional): Controladores con las acciones que aparecen en el módulo al iniciarse.</text:p>
        </text:list-item>
        <text:list-item>
          <text:p text:style-name="P77"><text:span text:style-name="Código">controlador-modo</text:span> (uno, opcional): Permite definir el comportamiento para pasar de detalle a lista, o bien definir un módulo que no tenga detalle y lista.</text:p>
        </text:list-item>
        <text:list-item>
          <text:p text:style-name="P77"><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cturasSolo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1)</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2)</text:span></text:p>
      <text:p text:style-name="Código"><text:span text:style-name="T17">&lt;/</text:span><text:span text:style-name="T18">module</text:span><text:span text:style-name="T17">&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4"/>
      <text:h text:style-name="P10"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3"/>
      <text:list text:style-name="L53">
        <text:list-item>
          <text:p text:style-name="P78"><text:span text:style-name="Código">aspecto</text:span> (varios, opcional): Para definir aspectos. </text:p>
        </text:list-item>
        <text:list-item>
          <text:p text:style-name="P78"><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28">&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4">
        <text:list-item>
          <text:p text:style-name="P79"><text:span text:style-name="Código">nombre</text:span> (obligado): Nombre para este aspecto. Tiene que ser único.</text:p>
        </text:list-item>
        <text:list-item>
          <text:p text:style-name="P79"><text:span text:style-name="Código">calculador-poscrear</text:span> (varios, opcional): Todos los modelos con este aspecto tendrán este <text:span text:style-name="Código">calculador-poscrear</text:span> implícitamente.</text:p>
        </text:list-item>
        <text:list-item>
          <text:p text:style-name="P79"><text:span text:style-name="Código">calculador-poscargar</text:span> (varios, opcional): Todos los modelos con este aspecto tendrán este <text:span text:style-name="Código">calculador-poscargar</text:span> implícitamente.</text:p>
        </text:list-item>
        <text:list-item>
          <text:p text:style-name="P79"><text:span text:style-name="Código">calculador-posmodify</text:span> (varios, opcional): Todos los modelos con este aspecto tendrán este <text:span text:style-name="Código">calculador-posmodify</text:span> implícitamente.</text:p>
        </text:list-item>
        <text:list-item>
          <text:p text:style-name="P79"><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7">/&gt;</text:p>
      <text:list text:style-name="L55">
        <text:list-item>
          <text:p text:style-name="P80"><text:span text:style-name="Código">aspecto</text:span> (obligado): El nombre del aspecto que queremos aplicar.</text:p>
        </text:list-item>
        <text:list-item>
          <text:p text:style-name="P80"><text:span text:style-name="Código">para-modelos</text:span> (opcional): Una lista de modelos, separados por coma, para aplicarles este aspecto. Es exclusivo con el atributo <text:span text:style-name="Código">excepto-para-modelos</text:span>.</text:p>
        </text:list-item>
        <text:list-item>
          <text:p text:style-name="P80"><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3">aspecto</text:span><text:span text:style-name="T22">=</text:span><text:span text:style-name="T24">"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56">
        <text:list-item>
          <text:p text:style-name="P81">Añadir <text:span text:style-name="Archivo_2f_Directorio">AccessTracking</text:span> como proyecto referenciado.</text:p>
        </text:list-item>
        <text:list-item>
          <text:p text:style-name="P82">Crear la tabla en nuestra base de datos para almacenar el registro de los accesos. Podemos encontrar los CREATE TABLEs en el archivo <text:span text:style-name="Archivo_2f_Directorio">AccessTracking/data/access-tracking-db.script</text:span>.</text:p>
        </text:list-item>
        <text:list-item>
          <text:p text:style-name="P82">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82">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82">Editamos el archivo de nuestro proyecto <text:span text:style-name="Archivo_2f_Directorio">build/ejb/META-INF/MANIFEST.MF</text:span> para añadir los siguientes jars al classpath: <text:span text:style-name="T30">./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28"><text:tab/>...</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Tracker"</text:span><text:span text:style-name="T17">/&gt;</text:span></text:p>
      <text:p text:style-name="P17"><text:tab/>...</text:p>
      <text:p text:style-name="P65"><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4">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28"><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28"/>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8"><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28">&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8"><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28"><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28"><text:tab/>...</text:p>
      <text:p text:style-name="P28">&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4">Podemos ver más acerca de esto consultando el API de <text:span text:style-name="Código">org.openxava.hibernate.XHibernate</text:span>.</text:p>
      <text:h text:style-name="Heading_20_2" text:outline-level="2">Vistas JSP propias y taglibs de OpenXava</text:h>
      <text:p text:style-name="P14">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4">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4">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Podemos poner nuestro JSP dentro de la carpeta <text:span text:style-name="Código">web/jsp-propios</text:span> de nuestro proyecto, y este JSP puede ser así:</text:p>
      <text:p text:style-name="Código"><text:span text:style-name="T28">&lt;%@ </text:span><text:span text:style-name="T10">include </text:span><text:span text:style-name="T11">file</text:span><text:span text:style-name="T12">=</text:span><text:span text:style-name="T13">"../xava/imports.jsp"</text:span><text:span text:style-name="T28">%&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4">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4">Veamos las taglib de OpenXava.</text:p>
      <text:h text:style-name="Heading_20_3" text:outline-level="3">xava:editor</text:h>
      <text:p text:style-name="P14">La marca (tag) <text:span text:style-name="Código">&lt;xava:editor/&gt;</text:span> permite visualizar un editor (un control HTML) para nuestra propiedad, de la misma forma que lo hace OpenXava cuando genera automáticamente la interfaz de usuario.</text:p>
      <text:p text:style-name="P19"><text:span text:style-name="T9">&lt;</text:span><text:span text:style-name="T10">xava:editor </text:span><text:span text:style-name="T11">property</text:span><text:span text:style-name="T12">=</text:span><text:span text:style-name="T13">"nombrePropiedad"</text:span><text:span text:style-name="T9">/&gt;</text:span></text:p>
      <text:p text:style-name="P14">El atributo <text:span text:style-name="Código">property</text:span> es una propiedad del modelo asociado al módulo actual. 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4">La marca (tag) <text:span text:style-name="Código">&lt;xava:action/&gt;</text:span> permite dibujar una acción (un botón o una imagen que el usuario puede pulsar).</text:p>
      <text:p text:style-name="P19"><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4">El atributo <text:span text:style-name="Código">action</text:span> indica la acción a ejecutar, y el atributo <text:span text:style-name="Código">argv</text:span> (opcional) nos permite establecer valores a algunas propiedades de la acción antes de ejecutarla. Un ejemplo:</text:p>
      <text:p text:style-name="P19"><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4">Cuando el usuario pulse en la acción se ejecutará <text:span text:style-name="Código">CRUD.save</text:span>, antes pone a <text:span text:style-name="Código">true</text:span> la propiedad <text:span text:style-name="Código">resetAfter</text:span> de la acción.</text:p>
      <text:p text:style-name="P14">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1 - Guía de Referencia</text:span><text:tab/><text:tab/><text:span text:style-name="T2">Página </text:span><text:span text:style-name="T2"><text:page-number text:select-page="current">146</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6-05T16:43:32</dc:date>
    <meta:print-date>2005-05-19T18:12:29</meta:print-date>
    <dc:language>es-ES</dc:language>
    <meta:editing-cycles>1448</meta:editing-cycles>
    <meta:editing-duration>P7DT16H46M52S</meta:editing-duration>
    <meta:user-defined meta:name="Info 1"/>
    <meta:user-defined meta:name="Info 2"/>
    <meta:user-defined meta:name="Info 3"/>
    <meta:user-defined meta:name="Info 4"/>
    <meta:document-statistic meta:table-count="0" meta:image-count="34" meta:object-count="0" meta:page-count="146" meta:paragraph-count="3833" meta:word-count="31115" meta:character-count="225806"/>
  </office:meta>
</office:document-meta>
</file>